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8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" calcext:value-type="float">
            <text:p>30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" calcext:value-type="float">
            <text:p>30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" calcext:value-type="float">
            <text:p>3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" calcext:value-type="float">
            <text:p>4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" calcext:value-type="float">
            <text:p>45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" calcext:value-type="float">
            <text:p>4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" calcext:value-type="float">
            <text:p>45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0" calcext:value-type="float">
            <text:p>5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0" calcext:value-type="float">
            <text:p>50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5" calcext:value-type="float">
            <text:p>5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5" calcext:value-type="float">
            <text:p>55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5" calcext:value-type="float">
            <text:p>55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60" calcext:value-type="float">
            <text:p>60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65" calcext:value-type="float">
            <text:p>6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70" calcext:value-type="float">
            <text:p>70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70" calcext:value-type="float">
            <text:p>70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70" calcext:value-type="float">
            <text:p>70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70" calcext:value-type="float">
            <text:p>7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75" calcext:value-type="float">
            <text:p>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75" calcext:value-type="float">
            <text:p>7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75" calcext:value-type="float">
            <text:p>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75" calcext:value-type="float">
            <text:p>7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80" calcext:value-type="float">
            <text:p>80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80" calcext:value-type="float">
            <text:p>80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0" calcext:value-type="float">
            <text:p>8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80" calcext:value-type="float">
            <text:p>8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85" calcext:value-type="float">
            <text:p>8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85" calcext:value-type="float">
            <text:p>8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5" calcext:value-type="float">
            <text:p>85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85" calcext:value-type="float">
            <text:p>85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90" calcext:value-type="float">
            <text:p>9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90" calcext:value-type="float">
            <text:p>90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90" calcext:value-type="float">
            <text:p>90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90" calcext:value-type="float">
            <text:p>90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95" calcext:value-type="float">
            <text:p>95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95" calcext:value-type="float">
            <text:p>9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95" calcext:value-type="float">
            <text:p>95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0" calcext:value-type="float">
            <text:p>100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0" calcext:value-type="float">
            <text:p>100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5" calcext:value-type="float">
            <text:p>105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5" calcext:value-type="float">
            <text:p>1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5" calcext:value-type="float">
            <text:p>10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5" calcext:value-type="float">
            <text:p>10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10" calcext:value-type="float">
            <text:p>110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10" calcext:value-type="float">
            <text:p>11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10" calcext:value-type="float">
            <text:p>110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10" calcext:value-type="float">
            <text:p>110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15" calcext:value-type="float">
            <text:p>11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15" calcext:value-type="float">
            <text:p>115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15" calcext:value-type="float">
            <text:p>11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15" calcext:value-type="float">
            <text:p>115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20" calcext:value-type="float">
            <text:p>12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20" calcext:value-type="float">
            <text:p>120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20" calcext:value-type="float">
            <text:p>120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25" calcext:value-type="float">
            <text:p>125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25" calcext:value-type="float">
            <text:p>125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25" calcext:value-type="float">
            <text:p>125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25" calcext:value-type="float">
            <text:p>12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30" calcext:value-type="float">
            <text:p>13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30" calcext:value-type="float">
            <text:p>130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30" calcext:value-type="float">
            <text:p>13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30" calcext:value-type="float">
            <text:p>130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35" calcext:value-type="float">
            <text:p>13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35" calcext:value-type="float">
            <text:p>13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35" calcext:value-type="float">
            <text:p>135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35" calcext:value-type="float">
            <text:p>13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40" calcext:value-type="float">
            <text:p>140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40" calcext:value-type="float">
            <text:p>140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40" calcext:value-type="float">
            <text:p>14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40" calcext:value-type="float">
            <text:p>140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45" calcext:value-type="float">
            <text:p>145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45" calcext:value-type="float">
            <text:p>145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45" calcext:value-type="float">
            <text:p>14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45" calcext:value-type="float">
            <text:p>14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0" calcext:value-type="float">
            <text:p>150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0" calcext:value-type="float">
            <text:p>15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0" calcext:value-type="float">
            <text:p>150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5" calcext:value-type="float">
            <text:p>155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5" calcext:value-type="float">
            <text:p>155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5" calcext:value-type="float">
            <text:p>155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5" calcext:value-type="float">
            <text:p>155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60" calcext:value-type="float">
            <text:p>160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60" calcext:value-type="float">
            <text:p>160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60" calcext:value-type="float">
            <text:p>160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65" calcext:value-type="float">
            <text:p>16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65" calcext:value-type="float">
            <text:p>16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65" calcext:value-type="float">
            <text:p>16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65" calcext:value-type="float">
            <text:p>165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70" calcext:value-type="float">
            <text:p>170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70" calcext:value-type="float">
            <text:p>170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70" calcext:value-type="float">
            <text:p>17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75" calcext:value-type="float">
            <text:p>175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75" calcext:value-type="float">
            <text:p>175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75" calcext:value-type="float">
            <text:p>175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75" calcext:value-type="float">
            <text:p>17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80" calcext:value-type="float">
            <text:p>180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80" calcext:value-type="float">
            <text:p>180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80" calcext:value-type="float">
            <text:p>180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80" calcext:value-type="float">
            <text:p>18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85" calcext:value-type="float">
            <text:p>18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85" calcext:value-type="float">
            <text:p>18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85" calcext:value-type="float">
            <text:p>18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85" calcext:value-type="float">
            <text:p>185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90" calcext:value-type="float">
            <text:p>19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90" calcext:value-type="float">
            <text:p>19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90" calcext:value-type="float">
            <text:p>190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90" calcext:value-type="float">
            <text:p>19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95" calcext:value-type="float">
            <text:p>195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95" calcext:value-type="float">
            <text:p>19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95" calcext:value-type="float">
            <text:p>19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95" calcext:value-type="float">
            <text:p>195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0" calcext:value-type="float">
            <text:p>20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0" calcext:value-type="float">
            <text:p>20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0" calcext:value-type="float">
            <text:p>200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0" calcext:value-type="float">
            <text:p>200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5" calcext:value-type="float">
            <text:p>205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5" calcext:value-type="float">
            <text:p>20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5" calcext:value-type="float">
            <text:p>20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5" calcext:value-type="float">
            <text:p>205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10" calcext:value-type="float">
            <text:p>210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10" calcext:value-type="float">
            <text:p>21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10" calcext:value-type="float">
            <text:p>210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10" calcext:value-type="float">
            <text:p>210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15" calcext:value-type="float">
            <text:p>215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15" calcext:value-type="float">
            <text:p>215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15" calcext:value-type="float">
            <text:p>215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15" calcext:value-type="float">
            <text:p>215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20" calcext:value-type="float">
            <text:p>22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20" calcext:value-type="float">
            <text:p>220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20" calcext:value-type="float">
            <text:p>220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20" calcext:value-type="float">
            <text:p>220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25" calcext:value-type="float">
            <text:p>22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25" calcext:value-type="float">
            <text:p>22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25" calcext:value-type="float">
            <text:p>225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25" calcext:value-type="float">
            <text:p>22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30" calcext:value-type="float">
            <text:p>230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30" calcext:value-type="float">
            <text:p>230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30" calcext:value-type="float">
            <text:p>230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30" calcext:value-type="float">
            <text:p>23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35" calcext:value-type="float">
            <text:p>235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35" calcext:value-type="float">
            <text:p>235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35" calcext:value-type="float">
            <text:p>235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35" calcext:value-type="float">
            <text:p>23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40" calcext:value-type="float">
            <text:p>24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40" calcext:value-type="float">
            <text:p>240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40" calcext:value-type="float">
            <text:p>240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40" calcext:value-type="float">
            <text:p>24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45" calcext:value-type="float">
            <text:p>245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45" calcext:value-type="float">
            <text:p>245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45" calcext:value-type="float">
            <text:p>245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45" calcext:value-type="float">
            <text:p>245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0" calcext:value-type="float">
            <text:p>250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0" calcext:value-type="float">
            <text:p>250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0" calcext:value-type="float">
            <text:p>250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0" calcext:value-type="float">
            <text:p>250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5" calcext:value-type="float">
            <text:p>255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5" calcext:value-type="float">
            <text:p>255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5" calcext:value-type="float">
            <text:p>255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5" calcext:value-type="float">
            <text:p>255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60" calcext:value-type="float">
            <text:p>26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60" calcext:value-type="float">
            <text:p>260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60" calcext:value-type="float">
            <text:p>260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60" calcext:value-type="float">
            <text:p>260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65" calcext:value-type="float">
            <text:p>265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65" calcext:value-type="float">
            <text:p>265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65" calcext:value-type="float">
            <text:p>26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65" calcext:value-type="float">
            <text:p>265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70" calcext:value-type="float">
            <text:p>270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70" calcext:value-type="float">
            <text:p>270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70" calcext:value-type="float">
            <text:p>270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75" calcext:value-type="float">
            <text:p>275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75" calcext:value-type="float">
            <text:p>275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75" calcext:value-type="float">
            <text:p>275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75" calcext:value-type="float">
            <text:p>275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80" calcext:value-type="float">
            <text:p>280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80" calcext:value-type="float">
            <text:p>280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80" calcext:value-type="float">
            <text:p>280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80" calcext:value-type="float">
            <text:p>280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85" calcext:value-type="float">
            <text:p>285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85" calcext:value-type="float">
            <text:p>285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85" calcext:value-type="float">
            <text:p>285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85" calcext:value-type="float">
            <text:p>28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90" calcext:value-type="float">
            <text:p>290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90" calcext:value-type="float">
            <text:p>290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90" calcext:value-type="float">
            <text:p>29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90" calcext:value-type="float">
            <text:p>290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95" calcext:value-type="float">
            <text:p>295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95" calcext:value-type="float">
            <text:p>295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95" calcext:value-type="float">
            <text:p>295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95" calcext:value-type="float">
            <text:p>295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0" calcext:value-type="float">
            <text:p>300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0" calcext:value-type="float">
            <text:p>300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0" calcext:value-type="float">
            <text:p>30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0" calcext:value-type="float">
            <text:p>300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5" calcext:value-type="float">
            <text:p>305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5" calcext:value-type="float">
            <text:p>305</text:p>
          </table:table-cell>
          <table:table-cell office:value-type="float" office:value="4.51" calcext:value-type="float">
            <text:p>4,5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5" calcext:value-type="float">
            <text:p>305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5" calcext:value-type="float">
            <text:p>305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10" calcext:value-type="float">
            <text:p>310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10" calcext:value-type="float">
            <text:p>31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10" calcext:value-type="float">
            <text:p>310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10" calcext:value-type="float">
            <text:p>310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15" calcext:value-type="float">
            <text:p>315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15" calcext:value-type="float">
            <text:p>315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15" calcext:value-type="float">
            <text:p>315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15" calcext:value-type="float">
            <text:p>315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20" calcext:value-type="float">
            <text:p>320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20" calcext:value-type="float">
            <text:p>320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20" calcext:value-type="float">
            <text:p>320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20" calcext:value-type="float">
            <text:p>320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25" calcext:value-type="float">
            <text:p>325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25" calcext:value-type="float">
            <text:p>325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25" calcext:value-type="float">
            <text:p>325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25" calcext:value-type="float">
            <text:p>325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30" calcext:value-type="float">
            <text:p>330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30" calcext:value-type="float">
            <text:p>330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30" calcext:value-type="float">
            <text:p>33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30" calcext:value-type="float">
            <text:p>330</text:p>
          </table:table-cell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35" calcext:value-type="float">
            <text:p>335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35" calcext:value-type="float">
            <text:p>335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35" calcext:value-type="float">
            <text:p>335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35" calcext:value-type="float">
            <text:p>335</text:p>
          </table:table-cell>
          <table:table-cell office:value-type="float" office:value="6.37" calcext:value-type="float">
            <text:p>6,3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40" calcext:value-type="float">
            <text:p>340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40" calcext:value-type="float">
            <text:p>340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40" calcext:value-type="float">
            <text:p>340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40" calcext:value-type="float">
            <text:p>340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45" calcext:value-type="float">
            <text:p>345</text:p>
          </table:table-cell>
          <table:table-cell office:value-type="float" office:value="4.98" calcext:value-type="float">
            <text:p>4,9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45" calcext:value-type="float">
            <text:p>345</text:p>
          </table:table-cell>
          <table:table-cell office:value-type="float" office:value="4.84" calcext:value-type="float">
            <text:p>4,8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45" calcext:value-type="float">
            <text:p>345</text:p>
          </table:table-cell>
          <table:table-cell office:value-type="float" office:value="5.84" calcext:value-type="float">
            <text:p>5,8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45" calcext:value-type="float">
            <text:p>345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0" calcext:value-type="float">
            <text:p>350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0" calcext:value-type="float">
            <text:p>350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0" calcext:value-type="float">
            <text:p>350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0" calcext:value-type="float">
            <text:p>350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5" calcext:value-type="float">
            <text:p>355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5" calcext:value-type="float">
            <text:p>355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5" calcext:value-type="float">
            <text:p>355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5" calcext:value-type="float">
            <text:p>355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60" calcext:value-type="float">
            <text:p>360</text:p>
          </table:table-cell>
          <table:table-cell office:value-type="float" office:value="5.72" calcext:value-type="float">
            <text:p>5,7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60" calcext:value-type="float">
            <text:p>360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60" calcext:value-type="float">
            <text:p>360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60" calcext:value-type="float">
            <text:p>360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65" calcext:value-type="float">
            <text:p>365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65" calcext:value-type="float">
            <text:p>365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65" calcext:value-type="float">
            <text:p>365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65" calcext:value-type="float">
            <text:p>365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70" calcext:value-type="float">
            <text:p>37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70" calcext:value-type="float">
            <text:p>370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70" calcext:value-type="float">
            <text:p>370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75" calcext:value-type="float">
            <text:p>375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75" calcext:value-type="float">
            <text:p>375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75" calcext:value-type="float">
            <text:p>375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75" calcext:value-type="float">
            <text:p>375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80" calcext:value-type="float">
            <text:p>380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80" calcext:value-type="float">
            <text:p>380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80" calcext:value-type="float">
            <text:p>380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80" calcext:value-type="float">
            <text:p>380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85" calcext:value-type="float">
            <text:p>385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85" calcext:value-type="float">
            <text:p>385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85" calcext:value-type="float">
            <text:p>385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85" calcext:value-type="float">
            <text:p>385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90" calcext:value-type="float">
            <text:p>390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90" calcext:value-type="float">
            <text:p>390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90" calcext:value-type="float">
            <text:p>390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90" calcext:value-type="float">
            <text:p>390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95" calcext:value-type="float">
            <text:p>395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95" calcext:value-type="float">
            <text:p>395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95" calcext:value-type="float">
            <text:p>395</text:p>
          </table:table-cell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95" calcext:value-type="float">
            <text:p>39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0" calcext:value-type="float">
            <text:p>400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0" calcext:value-type="float">
            <text:p>400</text:p>
          </table:table-cell>
          <table:table-cell office:value-type="float" office:value="6.97" calcext:value-type="float">
            <text:p>6,9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0" calcext:value-type="float">
            <text:p>400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0" calcext:value-type="float">
            <text:p>400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5" calcext:value-type="float">
            <text:p>405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5" calcext:value-type="float">
            <text:p>40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5" calcext:value-type="float">
            <text:p>405</text:p>
          </table:table-cell>
          <table:table-cell office:value-type="float" office:value="6.27" calcext:value-type="float">
            <text:p>6,2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5" calcext:value-type="float">
            <text:p>405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10" calcext:value-type="float">
            <text:p>410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10" calcext:value-type="float">
            <text:p>410</text:p>
          </table:table-cell>
          <table:table-cell office:value-type="float" office:value="7.53" calcext:value-type="float">
            <text:p>7,5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10" calcext:value-type="float">
            <text:p>410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10" calcext:value-type="float">
            <text:p>410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15" calcext:value-type="float">
            <text:p>415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15" calcext:value-type="float">
            <text:p>415</text:p>
          </table:table-cell>
          <table:table-cell office:value-type="float" office:value="7.46" calcext:value-type="float">
            <text:p>7,4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15" calcext:value-type="float">
            <text:p>415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15" calcext:value-type="float">
            <text:p>415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20" calcext:value-type="float">
            <text:p>420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20" calcext:value-type="float">
            <text:p>420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20" calcext:value-type="float">
            <text:p>420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25" calcext:value-type="float">
            <text:p>425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25" calcext:value-type="float">
            <text:p>425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25" calcext:value-type="float">
            <text:p>425</text:p>
          </table:table-cell>
          <table:table-cell office:value-type="float" office:value="7.12" calcext:value-type="float">
            <text:p>7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25" calcext:value-type="float">
            <text:p>425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30" calcext:value-type="float">
            <text:p>430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30" calcext:value-type="float">
            <text:p>430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30" calcext:value-type="float">
            <text:p>430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30" calcext:value-type="float">
            <text:p>430</text:p>
          </table:table-cell>
          <table:table-cell office:value-type="float" office:value="6.84" calcext:value-type="float">
            <text:p>6,8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35" calcext:value-type="float">
            <text:p>435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35" calcext:value-type="float">
            <text:p>43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35" calcext:value-type="float">
            <text:p>435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35" calcext:value-type="float">
            <text:p>435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40" calcext:value-type="float">
            <text:p>440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40" calcext:value-type="float">
            <text:p>440</text:p>
          </table:table-cell>
          <table:table-cell office:value-type="float" office:value="8.28" calcext:value-type="float">
            <text:p>8,2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40" calcext:value-type="float">
            <text:p>44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40" calcext:value-type="float">
            <text:p>44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45" calcext:value-type="float">
            <text:p>445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45" calcext:value-type="float">
            <text:p>445</text:p>
          </table:table-cell>
          <table:table-cell office:value-type="float" office:value="6.61" calcext:value-type="float">
            <text:p>6,6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45" calcext:value-type="float">
            <text:p>445</text:p>
          </table:table-cell>
          <table:table-cell office:value-type="float" office:value="7.22" calcext:value-type="float">
            <text:p>7,2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45" calcext:value-type="float">
            <text:p>445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0" calcext:value-type="float">
            <text:p>450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0" calcext:value-type="float">
            <text:p>45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0" calcext:value-type="float">
            <text:p>450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0" calcext:value-type="float">
            <text:p>450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5" calcext:value-type="float">
            <text:p>455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5" calcext:value-type="float">
            <text:p>455</text:p>
          </table:table-cell>
          <table:table-cell office:value-type="float" office:value="8.17" calcext:value-type="float">
            <text:p>8,1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5" calcext:value-type="float">
            <text:p>455</text:p>
          </table:table-cell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5" calcext:value-type="float">
            <text:p>45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60" calcext:value-type="float">
            <text:p>460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60" calcext:value-type="float">
            <text:p>460</text:p>
          </table:table-cell>
          <table:table-cell office:value-type="float" office:value="8.19" calcext:value-type="float">
            <text:p>8,1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60" calcext:value-type="float">
            <text:p>460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60" calcext:value-type="float">
            <text:p>460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65" calcext:value-type="float">
            <text:p>465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65" calcext:value-type="float">
            <text:p>465</text:p>
          </table:table-cell>
          <table:table-cell office:value-type="float" office:value="8.29" calcext:value-type="float">
            <text:p>8,2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65" calcext:value-type="float">
            <text:p>465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65" calcext:value-type="float">
            <text:p>465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70" calcext:value-type="float">
            <text:p>470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70" calcext:value-type="float">
            <text:p>470</text:p>
          </table:table-cell>
          <table:table-cell office:value-type="float" office:value="6.59" calcext:value-type="float">
            <text:p>6,5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70" calcext:value-type="float">
            <text:p>470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70" calcext:value-type="float">
            <text:p>470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75" calcext:value-type="float">
            <text:p>475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75" calcext:value-type="float">
            <text:p>475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75" calcext:value-type="float">
            <text:p>475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75" calcext:value-type="float">
            <text:p>475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80" calcext:value-type="float">
            <text:p>48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80" calcext:value-type="float">
            <text:p>48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80" calcext:value-type="float">
            <text:p>480</text:p>
          </table:table-cell>
          <table:table-cell office:value-type="float" office:value="7.32" calcext:value-type="float">
            <text:p>7,3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80" calcext:value-type="float">
            <text:p>48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85" calcext:value-type="float">
            <text:p>485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85" calcext:value-type="float">
            <text:p>485</text:p>
          </table:table-cell>
          <table:table-cell office:value-type="float" office:value="8.16" calcext:value-type="float">
            <text:p>8,1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85" calcext:value-type="float">
            <text:p>485</text:p>
          </table:table-cell>
          <table:table-cell office:value-type="float" office:value="8.61" calcext:value-type="float">
            <text:p>8,6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85" calcext:value-type="float">
            <text:p>485</text:p>
          </table:table-cell>
          <table:table-cell office:value-type="float" office:value="8.59" calcext:value-type="float">
            <text:p>8,5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90" calcext:value-type="float">
            <text:p>49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90" calcext:value-type="float">
            <text:p>490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90" calcext:value-type="float">
            <text:p>490</text:p>
          </table:table-cell>
          <table:table-cell office:value-type="float" office:value="8.68" calcext:value-type="float">
            <text:p>8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90" calcext:value-type="float">
            <text:p>490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95" calcext:value-type="float">
            <text:p>49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95" calcext:value-type="float">
            <text:p>49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95" calcext:value-type="float">
            <text:p>495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95" calcext:value-type="float">
            <text:p>495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00" calcext:value-type="float">
            <text:p>500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00" calcext:value-type="float">
            <text:p>500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00" calcext:value-type="float">
            <text:p>500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00" calcext:value-type="float">
            <text:p>500</text:p>
          </table:table-cell>
          <table:table-cell office:value-type="float" office:value="8.26" calcext:value-type="float">
            <text:p>8,26</text:p>
          </table:table-cell>
        </table:table-row>
      </table:table>
      <table:table table:name="Tabella pivot_main8T_1" table:style-name="ta1">
        <table:shapes>
          <draw:frame draw:z-index="0" draw:style-name="gr1" draw:text-style-name="P1" svg:width="192.18mm" svg:height="121.12mm" svg:x="23.68mm" svg:y="1.06m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2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 table:number-columns-repeated="3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8</text:p>
          </table:table-cell>
          <table:table-cell table:style-name="ce13" office:value-type="string" calcext:value-type="string">
            <text:p>2_4</text:p>
          </table:table-cell>
          <table:table-cell table:style-name="ce13" office:value-type="string" calcext:value-type="string">
            <text:p>4_2</text:p>
          </table:table-cell>
          <table:table-cell table:style-name="ce13" office:value-type="string" calcext:value-type="string">
            <text:p>8_1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,18</text:p>
          </table:table-cell>
          <table:table-cell table:number-columns-repeated="4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43" calcext:value-type="float">
            <text:p>0,43</text:p>
          </table:table-cell>
          <table:table-cell table:number-columns-repeated="2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6" calcext:value-type="float">
            <text:p>0,56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,62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,99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1.17" calcext:value-type="float">
            <text:p>1,17</text:p>
          </table:table-cell>
          <table:table-cell office:value-type="float" office:value="0.89" calcext:value-type="float">
            <text:p>0,89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8" calcext:value-type="float">
            <text:p>0,78</text:p>
          </table:table-cell>
          <table:table-cell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0.91" calcext:value-type="float">
            <text:p>0,91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6" calcext:value-type="float">
            <text:p>1,46</text:p>
          </table:table-cell>
          <table:table-cell office:value-type="float" office:value="0.91" calcext:value-type="float">
            <text:p>0,91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4" calcext:value-type="float">
            <text:p>1,34</text:p>
          </table:table-cell>
          <table:table-cell office:value-type="float" office:value="2.14" calcext:value-type="float">
            <text:p>2,14</text:p>
          </table:table-cell>
          <table:table-cell office:value-type="float" office:value="1.15" calcext:value-type="float">
            <text:p>1,15</text:p>
          </table:table-cell>
          <table:table-cell office:value-type="float" office:value="1.63" calcext:value-type="float">
            <text:p>1,63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37" calcext:value-type="float">
            <text:p>1,37</text:p>
          </table:table-cell>
          <table:table-cell office:value-type="float" office:value="1.49" calcext:value-type="float">
            <text:p>1,49</text:p>
          </table:table-cell>
          <table:table-cell office:value-type="float" office:value="1.47" calcext:value-type="float">
            <text:p>1,47</text:p>
          </table:table-cell>
          <table:table-cell office:value-type="float" office:value="1.2" calcext:value-type="float">
            <text:p>1,2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7" calcext:value-type="float">
            <text:p>1,37</text:p>
          </table:table-cell>
          <table:table-cell office:value-type="float" office:value="0.96" calcext:value-type="float">
            <text:p>0,96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66" calcext:value-type="float">
            <text:p>1,66</text:p>
          </table:table-cell>
          <table:table-cell office:value-type="float" office:value="1.36" calcext:value-type="float">
            <text:p>1,36</text:p>
          </table:table-cell>
          <table:table-cell office:value-type="float" office:value="1.35" calcext:value-type="float">
            <text:p>1,35</text:p>
          </table:table-cell>
          <table:table-cell office:value-type="float" office:value="1.56" calcext:value-type="float">
            <text:p>1,56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77" calcext:value-type="float">
            <text:p>1,77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35" calcext:value-type="float">
            <text:p>1,35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6" calcext:value-type="float">
            <text:p>1,6</text:p>
          </table:table-cell>
          <table:table-cell office:value-type="float" office:value="2.38" calcext:value-type="float">
            <text:p>2,38</text:p>
          </table:table-cell>
          <table:table-cell office:value-type="float" office:value="1.59" calcext:value-type="float">
            <text:p>1,59</text:p>
          </table:table-cell>
          <table:table-cell office:value-type="float" office:value="1.57" calcext:value-type="float">
            <text:p>1,57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9" calcext:value-type="float">
            <text:p>1,69</text:p>
          </table:table-cell>
          <table:table-cell office:value-type="float" office:value="1.82" calcext:value-type="float">
            <text:p>1,82</text:p>
          </table:table-cell>
          <table:table-cell office:value-type="float" office:value="1.8" calcext:value-type="float">
            <text:p>1,8</text:p>
          </table:table-cell>
          <table:table-cell office:value-type="float" office:value="1.55" calcext:value-type="float">
            <text:p>1,55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68" calcext:value-type="float">
            <text:p>1,68</text:p>
          </table:table-cell>
          <table:table-cell office:value-type="float" office:value="2.13" calcext:value-type="float">
            <text:p>2,13</text:p>
          </table:table-cell>
          <table:table-cell office:value-type="float" office:value="1.15" calcext:value-type="float">
            <text:p>1,15</text:p>
          </table:table-cell>
          <table:table-cell office:value-type="float" office:value="1.63" calcext:value-type="float">
            <text:p>1,63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8" calcext:value-type="float">
            <text:p>1,28</text:p>
          </table:table-cell>
          <table:table-cell office:value-type="float" office:value="1.33" calcext:value-type="float">
            <text:p>1,33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73" calcext:value-type="float">
            <text:p>1,73</text:p>
          </table:table-cell>
          <table:table-cell office:value-type="float" office:value="1.59" calcext:value-type="float">
            <text:p>1,59</text:p>
          </table:table-cell>
          <table:table-cell office:value-type="float" office:value="2.41" calcext:value-type="float">
            <text:p>2,41</text:p>
          </table:table-cell>
          <table:table-cell office:value-type="float" office:value="2.17" calcext:value-type="float">
            <text:p>2,17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57" calcext:value-type="float">
            <text:p>1,57</text:p>
          </table:table-cell>
          <table:table-cell office:value-type="float" office:value="1.17" calcext:value-type="float">
            <text:p>1,1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43" calcext:value-type="float">
            <text:p>3,43</text:p>
          </table:table-cell>
          <table:table-cell office:value-type="float" office:value="1.73" calcext:value-type="float">
            <text:p>1,73</text:p>
          </table:table-cell>
          <table:table-cell office:value-type="float" office:value="1.8" calcext:value-type="float">
            <text:p>1,8</text:p>
          </table:table-cell>
          <table:table-cell office:value-type="float" office:value="2.14" calcext:value-type="float">
            <text:p>2,14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1" calcext:value-type="float">
            <text:p>1,51</text:p>
          </table:table-cell>
          <table:table-cell office:value-type="float" office:value="1.93" calcext:value-type="float">
            <text:p>1,93</text:p>
          </table:table-cell>
          <table:table-cell office:value-type="float" office:value="1.8" calcext:value-type="float">
            <text:p>1,8</text:p>
          </table:table-cell>
          <table:table-cell office:value-type="float" office:value="1.35" calcext:value-type="float">
            <text:p>1,35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69" calcext:value-type="float">
            <text:p>1,69</text:p>
          </table:table-cell>
          <table:table-cell office:value-type="float" office:value="1.74" calcext:value-type="float">
            <text:p>1,74</text:p>
          </table:table-cell>
          <table:table-cell office:value-type="float" office:value="1.92" calcext:value-type="float">
            <text:p>1,92</text:p>
          </table:table-cell>
          <table:table-cell office:value-type="float" office:value="1.72" calcext:value-type="float">
            <text:p>1,72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9" calcext:value-type="float">
            <text:p>1,9</text:p>
          </table:table-cell>
          <table:table-cell office:value-type="float" office:value="2.05" calcext:value-type="float">
            <text:p>2,05</text:p>
          </table:table-cell>
          <table:table-cell office:value-type="float" office:value="1.99" calcext:value-type="float">
            <text:p>1,99</text:p>
          </table:table-cell>
          <table:table-cell table:number-columns-repeated="2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office:value-type="float" office:value="2.17" calcext:value-type="float">
            <text:p>2,17</text:p>
          </table:table-cell>
          <table:table-cell office:value-type="float" office:value="2.1" calcext:value-type="float">
            <text:p>2,1</text:p>
          </table:table-cell>
          <table:table-cell office:value-type="float" office:value="1.98" calcext:value-type="float">
            <text:p>1,9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4" calcext:value-type="float">
            <text:p>1,94</text:p>
          </table:table-cell>
          <table:table-cell office:value-type="float" office:value="2.06" calcext:value-type="float">
            <text:p>2,06</text:p>
          </table:table-cell>
          <table:table-cell office:value-type="float" office:value="2.29" calcext:value-type="float">
            <text:p>2,29</text:p>
          </table:table-cell>
          <table:table-cell table:number-columns-repeated="2"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21" calcext:value-type="float">
            <text:p>3,21</text:p>
          </table:table-cell>
          <table:table-cell office:value-type="float" office:value="2.21" calcext:value-type="float">
            <text:p>2,21</text:p>
          </table:table-cell>
          <table:table-cell office:value-type="float" office:value="2.15" calcext:value-type="float">
            <text:p>2,15</text:p>
          </table:table-cell>
          <table:table-cell office:value-type="float" office:value="2.11" calcext:value-type="float">
            <text:p>2,11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9" calcext:value-type="float">
            <text:p>1,9</text:p>
          </table:table-cell>
          <table:table-cell office:value-type="float" office:value="2.34" calcext:value-type="float">
            <text:p>2,34</text:p>
          </table:table-cell>
          <table:table-cell office:value-type="float" office:value="2.27" calcext:value-type="float">
            <text:p>2,27</text:p>
          </table:table-cell>
          <table:table-cell office:value-type="float" office:value="2.05" calcext:value-type="float">
            <text:p>2,0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2" calcext:value-type="float">
            <text:p>1,92</text:p>
          </table:table-cell>
          <table:table-cell office:value-type="float" office:value="2.11" calcext:value-type="float">
            <text:p>2,11</text:p>
          </table:table-cell>
          <table:table-cell office:value-type="float" office:value="2.77" calcext:value-type="float">
            <text:p>2,77</text:p>
          </table:table-cell>
          <table:table-cell office:value-type="float" office:value="2.4" calcext:value-type="float">
            <text:p>2,4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3" calcext:value-type="float">
            <text:p>2,33</text:p>
          </table:table-cell>
          <table:table-cell office:value-type="float" office:value="2.87" calcext:value-type="float">
            <text:p>2,87</text:p>
          </table:table-cell>
          <table:table-cell office:value-type="float" office:value="3.21" calcext:value-type="float">
            <text:p>3,21</text:p>
          </table:table-cell>
          <table:table-cell office:value-type="float" office:value="2.33" calcext:value-type="float">
            <text:p>2,33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57" calcext:value-type="float">
            <text:p>2,57</text:p>
          </table:table-cell>
          <table:table-cell office:value-type="float" office:value="2.34" calcext:value-type="float">
            <text:p>2,34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34" calcext:value-type="float">
            <text:p>2,34</text:p>
          </table:table-cell>
          <table:table-cell office:value-type="float" office:value="3.28" calcext:value-type="float">
            <text:p>3,28</text:p>
          </table:table-cell>
          <table:table-cell office:value-type="float" office:value="4.07" calcext:value-type="float">
            <text:p>4,07</text:p>
          </table:table-cell>
          <table:table-cell office:value-type="float" office:value="2.58" calcext:value-type="float">
            <text:p>2,58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34" calcext:value-type="float">
            <text:p>3,34</text:p>
          </table:table-cell>
          <table:table-cell office:value-type="float" office:value="2.84" calcext:value-type="float">
            <text:p>2,84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59" calcext:value-type="float">
            <text:p>2,59</text:p>
          </table:table-cell>
          <table:table-cell office:value-type="float" office:value="2.65" calcext:value-type="float">
            <text:p>2,65</text:p>
          </table:table-cell>
          <table:table-cell office:value-type="float" office:value="3.73" calcext:value-type="float">
            <text:p>3,73</text:p>
          </table:table-cell>
          <table:table-cell office:value-type="float" office:value="2.46" calcext:value-type="float">
            <text:p>2,46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66" calcext:value-type="float">
            <text:p>2,66</text:p>
          </table:table-cell>
          <table:table-cell office:value-type="float" office:value="2.68" calcext:value-type="float">
            <text:p>2,68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81" calcext:value-type="float">
            <text:p>2,81</text:p>
          </table:table-cell>
          <table:table-cell office:value-type="float" office:value="3.03" calcext:value-type="float">
            <text:p>3,03</text:p>
          </table:table-cell>
          <table:table-cell table:number-columns-repeated="2"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1" calcext:value-type="float">
            <text:p>2,71</text:p>
          </table:table-cell>
          <table:table-cell office:value-type="float" office:value="3.01" calcext:value-type="float">
            <text:p>3,01</text:p>
          </table:table-cell>
          <table:table-cell office:value-type="float" office:value="3.33" calcext:value-type="float">
            <text:p>3,33</text:p>
          </table:table-cell>
          <table:table-cell office:value-type="float" office:value="3.13" calcext:value-type="float">
            <text:p>3,13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81" calcext:value-type="float">
            <text:p>4,81</text:p>
          </table:table-cell>
          <table:table-cell office:value-type="float" office:value="3.38" calcext:value-type="float">
            <text:p>3,38</text:p>
          </table:table-cell>
          <table:table-cell office:value-type="float" office:value="2.59" calcext:value-type="float">
            <text:p>2,59</text:p>
          </table:table-cell>
          <table:table-cell office:value-type="float" office:value="3.06" calcext:value-type="float">
            <text:p>3,06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06" calcext:value-type="float">
            <text:p>3,06</text:p>
          </table:table-cell>
          <table:table-cell office:value-type="float" office:value="3.83" calcext:value-type="float">
            <text:p>3,83</text:p>
          </table:table-cell>
          <table:table-cell office:value-type="float" office:value="2.97" calcext:value-type="float">
            <text:p>2,97</text:p>
          </table:table-cell>
          <table:table-cell office:value-type="float" office:value="3.47" calcext:value-type="float">
            <text:p>3,4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37" calcext:value-type="float">
            <text:p>3,37</text:p>
          </table:table-cell>
          <table:table-cell office:value-type="float" office:value="3.63" calcext:value-type="float">
            <text:p>3,63</text:p>
          </table:table-cell>
          <table:table-cell office:value-type="float" office:value="3.05" calcext:value-type="float">
            <text:p>3,05</text:p>
          </table:table-cell>
          <table:table-cell table:number-columns-repeated="2"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28" calcext:value-type="float">
            <text:p>3,28</text:p>
          </table:table-cell>
          <table:table-cell office:value-type="float" office:value="3.19" calcext:value-type="float">
            <text:p>3,19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3.66" calcext:value-type="float">
            <text:p>3,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2" calcext:value-type="float">
            <text:p>3,2</text:p>
          </table:table-cell>
          <table:table-cell office:value-type="float" office:value="3.23" calcext:value-type="float">
            <text:p>3,23</text:p>
          </table:table-cell>
          <table:table-cell office:value-type="float" office:value="3.83" calcext:value-type="float">
            <text:p>3,83</text:p>
          </table:table-cell>
          <table:table-cell office:value-type="float" office:value="3.55" calcext:value-type="float">
            <text:p>3,55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74" calcext:value-type="float">
            <text:p>4,74</text:p>
          </table:table-cell>
          <table:table-cell office:value-type="float" office:value="4.2" calcext:value-type="float">
            <text:p>4,2</text:p>
          </table:table-cell>
          <table:table-cell office:value-type="float" office:value="4.01" calcext:value-type="float">
            <text:p>4,01</text:p>
          </table:table-cell>
          <table:table-cell office:value-type="float" office:value="3.76" calcext:value-type="float">
            <text:p>3,76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12" calcext:value-type="float">
            <text:p>3,12</text:p>
          </table:table-cell>
          <table:table-cell office:value-type="float" office:value="4.5" calcext:value-type="float">
            <text:p>4,5</text:p>
          </table:table-cell>
          <table:table-cell office:value-type="float" office:value="3.56" calcext:value-type="float">
            <text:p>3,56</text:p>
          </table:table-cell>
          <table:table-cell office:value-type="float" office:value="3.81" calcext:value-type="float">
            <text:p>3,8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18" calcext:value-type="float">
            <text:p>3,18</text:p>
          </table:table-cell>
          <table:table-cell office:value-type="float" office:value="3.28" calcext:value-type="float">
            <text:p>3,28</text:p>
          </table:table-cell>
          <table:table-cell office:value-type="float" office:value="3.82" calcext:value-type="float">
            <text:p>3,82</text:p>
          </table:table-cell>
          <table:table-cell table:number-columns-repeated="2"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34" calcext:value-type="float">
            <text:p>4,34</text:p>
          </table:table-cell>
          <table:table-cell office:value-type="float" office:value="3.64" calcext:value-type="float">
            <text:p>3,64</text:p>
          </table:table-cell>
          <table:table-cell office:value-type="float" office:value="3.34" calcext:value-type="float">
            <text:p>3,34</text:p>
          </table:table-cell>
          <table:table-cell office:value-type="float" office:value="4.23" calcext:value-type="float">
            <text:p>4,23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14" calcext:value-type="float">
            <text:p>4,14</text:p>
          </table:table-cell>
          <table:table-cell office:value-type="float" office:value="5.11" calcext:value-type="float">
            <text:p>5,11</text:p>
          </table:table-cell>
          <table:table-cell office:value-type="float" office:value="3.87" calcext:value-type="float">
            <text:p>3,87</text:p>
          </table:table-cell>
          <table:table-cell office:value-type="float" office:value="4.85" calcext:value-type="float">
            <text:p>4,85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78" calcext:value-type="float">
            <text:p>3,78</text:p>
          </table:table-cell>
          <table:table-cell office:value-type="float" office:value="4.7" calcext:value-type="float">
            <text:p>4,7</text:p>
          </table:table-cell>
          <table:table-cell office:value-type="float" office:value="5.43" calcext:value-type="float">
            <text:p>5,43</text:p>
          </table:table-cell>
          <table:table-cell office:value-type="float" office:value="3.64" calcext:value-type="float">
            <text:p>3,64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31" calcext:value-type="float">
            <text:p>4,31</text:p>
          </table:table-cell>
          <table:table-cell office:value-type="float" office:value="4.01" calcext:value-type="float">
            <text:p>4,01</text:p>
          </table:table-cell>
          <table:table-cell office:value-type="float" office:value="3.94" calcext:value-type="float">
            <text:p>3,94</text:p>
          </table:table-cell>
          <table:table-cell office:value-type="float" office:value="3.76" calcext:value-type="float">
            <text:p>3,76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37" calcext:value-type="float">
            <text:p>4,37</text:p>
          </table:table-cell>
          <table:table-cell office:value-type="float" office:value="4.9" calcext:value-type="float">
            <text:p>4,9</text:p>
          </table:table-cell>
          <table:table-cell office:value-type="float" office:value="4.96" calcext:value-type="float">
            <text:p>4,96</text:p>
          </table:table-cell>
          <table:table-cell office:value-type="float" office:value="4.37" calcext:value-type="float">
            <text:p>4,37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74" calcext:value-type="float">
            <text:p>4,74</text:p>
          </table:table-cell>
          <table:table-cell office:value-type="float" office:value="3.73" calcext:value-type="float">
            <text:p>3,73</text:p>
          </table:table-cell>
          <table:table-cell office:value-type="float" office:value="5.74" calcext:value-type="float">
            <text:p>5,74</text:p>
          </table:table-cell>
          <table:table-cell office:value-type="float" office:value="4.51" calcext:value-type="float">
            <text:p>4,51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45" calcext:value-type="float">
            <text:p>5,45</text:p>
          </table:table-cell>
          <table:table-cell office:value-type="float" office:value="5.26" calcext:value-type="float">
            <text:p>5,26</text:p>
          </table:table-cell>
          <table:table-cell office:value-type="float" office:value="4.43" calcext:value-type="float">
            <text:p>4,43</text:p>
          </table:table-cell>
          <table:table-cell office:value-type="float" office:value="4.49" calcext:value-type="float">
            <text:p>4,49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37" calcext:value-type="float">
            <text:p>3,37</text:p>
          </table:table-cell>
          <table:table-cell office:value-type="float" office:value="5.22" calcext:value-type="float">
            <text:p>5,22</text:p>
          </table:table-cell>
          <table:table-cell office:value-type="float" office:value="4.64" calcext:value-type="float">
            <text:p>4,64</text:p>
          </table:table-cell>
          <table:table-cell office:value-type="float" office:value="4.92" calcext:value-type="float">
            <text:p>4,92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54" calcext:value-type="float">
            <text:p>4,54</text:p>
          </table:table-cell>
          <table:table-cell office:value-type="float" office:value="4.63" calcext:value-type="float">
            <text:p>4,63</text:p>
          </table:table-cell>
          <table:table-cell office:value-type="float" office:value="4.18" calcext:value-type="float">
            <text:p>4,18</text:p>
          </table:table-cell>
          <table:table-cell office:value-type="float" office:value="3.84" calcext:value-type="float">
            <text:p>3,84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23" calcext:value-type="float">
            <text:p>5,23</text:p>
          </table:table-cell>
          <table:table-cell office:value-type="float" office:value="5.12" calcext:value-type="float">
            <text:p>5,12</text:p>
          </table:table-cell>
          <table:table-cell office:value-type="float" office:value="4.66" calcext:value-type="float">
            <text:p>4,66</text:p>
          </table:table-cell>
          <table:table-cell office:value-type="float" office:value="4.54" calcext:value-type="float">
            <text:p>4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93" calcext:value-type="float">
            <text:p>4,93</text:p>
          </table:table-cell>
          <table:table-cell office:value-type="float" office:value="4.9" calcext:value-type="float">
            <text:p>4,9</text:p>
          </table:table-cell>
          <table:table-cell office:value-type="float" office:value="6.11" calcext:value-type="float">
            <text:p>6,11</text:p>
          </table:table-cell>
          <table:table-cell office:value-type="float" office:value="5.41" calcext:value-type="float">
            <text:p>5,41</text:p>
          </table:table-cell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26" calcext:value-type="float">
            <text:p>5,26</text:p>
          </table:table-cell>
          <table:table-cell office:value-type="float" office:value="6.01" calcext:value-type="float">
            <text:p>6,01</text:p>
          </table:table-cell>
          <table:table-cell office:value-type="float" office:value="6.37" calcext:value-type="float">
            <text:p>6,37</text:p>
          </table:table-cell>
          <table:table-cell office:value-type="float" office:value="4.96" calcext:value-type="float">
            <text:p>4,96</text:p>
          </table:table-cell>
          <table:table-cell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5" calcext:value-type="float">
            <text:p>5,35</text:p>
          </table:table-cell>
          <table:table-cell office:value-type="float" office:value="5.82" calcext:value-type="float">
            <text:p>5,82</text:p>
          </table:table-cell>
          <table:table-cell office:value-type="float" office:value="6.2" calcext:value-type="float">
            <text:p>6,2</text:p>
          </table:table-cell>
          <table:table-cell office:value-type="float" office:value="5.48" calcext:value-type="float">
            <text:p>5,4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98" calcext:value-type="float">
            <text:p>4,98</text:p>
          </table:table-cell>
          <table:table-cell office:value-type="float" office:value="5.84" calcext:value-type="float">
            <text:p>5,84</text:p>
          </table:table-cell>
          <table:table-cell office:value-type="float" office:value="5.65" calcext:value-type="float">
            <text:p>5,65</text:p>
          </table:table-cell>
          <table:table-cell office:value-type="float" office:value="4.84" calcext:value-type="float">
            <text:p>4,84</text:p>
          </table:table-cell>
          <table:table-cell office:value-type="float" office:value="5.84" calcext:value-type="float">
            <text:p>5,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91" calcext:value-type="float">
            <text:p>5,91</text:p>
          </table:table-cell>
          <table:table-cell office:value-type="float" office:value="5.18" calcext:value-type="float">
            <text:p>5,18</text:p>
          </table:table-cell>
          <table:table-cell office:value-type="float" office:value="5.26" calcext:value-type="float">
            <text:p>5,26</text:p>
          </table:table-cell>
          <table:table-cell office:value-type="float" office:value="5.54" calcext:value-type="float">
            <text:p>5,54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73" calcext:value-type="float">
            <text:p>5,73</text:p>
          </table:table-cell>
          <table:table-cell office:value-type="float" office:value="5.92" calcext:value-type="float">
            <text:p>5,92</text:p>
          </table:table-cell>
          <table:table-cell office:value-type="float" office:value="5.44" calcext:value-type="float">
            <text:p>5,44</text:p>
          </table:table-cell>
          <table:table-cell office:value-type="float" office:value="5.31" calcext:value-type="float">
            <text:p>5,31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72" calcext:value-type="float">
            <text:p>5,72</text:p>
          </table:table-cell>
          <table:table-cell office:value-type="float" office:value="4.91" calcext:value-type="float">
            <text:p>4,91</text:p>
          </table:table-cell>
          <table:table-cell office:value-type="float" office:value="5.35" calcext:value-type="float">
            <text:p>5,35</text:p>
          </table:table-cell>
          <table:table-cell table:number-columns-repeated="2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83" calcext:value-type="float">
            <text:p>4,83</text:p>
          </table:table-cell>
          <table:table-cell office:value-type="float" office:value="5.51" calcext:value-type="float">
            <text:p>5,51</text:p>
          </table:table-cell>
          <table:table-cell office:value-type="float" office:value="4.91" calcext:value-type="float">
            <text:p>4,91</text:p>
          </table:table-cell>
          <table:table-cell office:value-type="float" office:value="5.29" calcext:value-type="float">
            <text:p>5,29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25" calcext:value-type="float">
            <text:p>5,25</text:p>
          </table:table-cell>
          <table:table-cell office:value-type="float" office:value="5.91" calcext:value-type="float">
            <text:p>5,91</text:p>
          </table:table-cell>
          <table:table-cell office:value-type="float" office:value="6.15" calcext:value-type="float">
            <text:p>6,15</text:p>
          </table:table-cell>
          <table:table-cell office:value-type="float" office:value="6" calcext:value-type="float">
            <text:p>6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5" calcext:value-type="float">
            <text:p>6,55</text:p>
          </table:table-cell>
          <table:table-cell office:value-type="float" office:value="5.54" calcext:value-type="float">
            <text:p>5,54</text:p>
          </table:table-cell>
          <table:table-cell office:value-type="float" office:value="6.52" calcext:value-type="float">
            <text:p>6,52</text:p>
          </table:table-cell>
          <table:table-cell table:number-columns-repeated="2"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99" calcext:value-type="float">
            <text:p>5,99</text:p>
          </table:table-cell>
          <table:table-cell office:value-type="float" office:value="5.73" calcext:value-type="float">
            <text:p>5,73</text:p>
          </table:table-cell>
          <table:table-cell office:value-type="float" office:value="5.68" calcext:value-type="float">
            <text:p>5,68</text:p>
          </table:table-cell>
          <table:table-cell office:value-type="float" office:value="5.87" calcext:value-type="float">
            <text:p>5,87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88" calcext:value-type="float">
            <text:p>5,88</text:p>
          </table:table-cell>
          <table:table-cell office:value-type="float" office:value="5.13" calcext:value-type="float">
            <text:p>5,13</text:p>
          </table:table-cell>
          <table:table-cell office:value-type="float" office:value="5.87" calcext:value-type="float">
            <text:p>5,87</text:p>
          </table:table-cell>
          <table:table-cell table:number-columns-repeated="2"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51" calcext:value-type="float">
            <text:p>5,51</text:p>
          </table:table-cell>
          <table:table-cell office:value-type="float" office:value="5.68" calcext:value-type="float">
            <text:p>5,68</text:p>
          </table:table-cell>
          <table:table-cell office:value-type="float" office:value="5.98" calcext:value-type="float">
            <text:p>5,98</text:p>
          </table:table-cell>
          <table:table-cell table:number-columns-repeated="2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5" calcext:value-type="float">
            <text:p>6,65</text:p>
          </table:table-cell>
          <table:table-cell office:value-type="float" office:value="6.12" calcext:value-type="float">
            <text:p>6,12</text:p>
          </table:table-cell>
          <table:table-cell office:value-type="float" office:value="7.1" calcext:value-type="float">
            <text:p>7,1</text:p>
          </table:table-cell>
          <table:table-cell office:value-type="float" office:value="6.42" calcext:value-type="float">
            <text:p>6,42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2" calcext:value-type="float">
            <text:p>6,52</text:p>
          </table:table-cell>
          <table:table-cell office:value-type="float" office:value="7.05" calcext:value-type="float">
            <text:p>7,05</text:p>
          </table:table-cell>
          <table:table-cell office:value-type="float" office:value="7.11" calcext:value-type="float">
            <text:p>7,11</text:p>
          </table:table-cell>
          <table:table-cell office:value-type="float" office:value="6.97" calcext:value-type="float">
            <text:p>6,97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93" calcext:value-type="float">
            <text:p>5,93</text:p>
          </table:table-cell>
          <table:table-cell office:value-type="float" office:value="6.27" calcext:value-type="float">
            <text:p>6,27</text:p>
          </table:table-cell>
          <table:table-cell office:value-type="float" office:value="6.75" calcext:value-type="float">
            <text:p>6,75</text:p>
          </table:table-cell>
          <table:table-cell table:number-columns-repeated="2"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94" calcext:value-type="float">
            <text:p>6,94</text:p>
          </table:table-cell>
          <table:table-cell office:value-type="float" office:value="6.48" calcext:value-type="float">
            <text:p>6,48</text:p>
          </table:table-cell>
          <table:table-cell office:value-type="float" office:value="6.01" calcext:value-type="float">
            <text:p>6,01</text:p>
          </table:table-cell>
          <table:table-cell table:number-columns-repeated="2" office:value-type="float" office:value="7.53" calcext:value-type="float">
            <text:p>7,5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6" calcext:value-type="float">
            <text:p>6,56</text:p>
          </table:table-cell>
          <table:table-cell office:value-type="float" office:value="7.09" calcext:value-type="float">
            <text:p>7,09</text:p>
          </table:table-cell>
          <table:table-cell office:value-type="float" office:value="6.83" calcext:value-type="float">
            <text:p>6,83</text:p>
          </table:table-cell>
          <table:table-cell table:number-columns-repeated="2" office:value-type="float" office:value="7.46" calcext:value-type="float">
            <text:p>7,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6" calcext:value-type="float">
            <text:p>6,56</text:p>
          </table:table-cell>
          <table:table-cell office:value-type="float" office:value="6.57" calcext:value-type="float">
            <text:p>6,57</text:p>
          </table:table-cell>
          <table:table-cell office:value-type="float" office:value="6.9" calcext:value-type="float">
            <text:p>6,9</text:p>
          </table:table-cell>
          <table:table-cell office:value-type="float" office:value="6.15" calcext:value-type="float">
            <text:p>6,15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63" calcext:value-type="float">
            <text:p>7,63</text:p>
          </table:table-cell>
          <table:table-cell office:value-type="float" office:value="7.12" calcext:value-type="float">
            <text:p>7,12</text:p>
          </table:table-cell>
          <table:table-cell office:value-type="float" office:value="7.72" calcext:value-type="float">
            <text:p>7,72</text:p>
          </table:table-cell>
          <table:table-cell table:number-columns-repeated="2"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05" calcext:value-type="float">
            <text:p>7,05</text:p>
          </table:table-cell>
          <table:table-cell office:value-type="float" office:value="6.7" calcext:value-type="float">
            <text:p>6,7</text:p>
          </table:table-cell>
          <table:table-cell office:value-type="float" office:value="6.84" calcext:value-type="float">
            <text:p>6,84</text:p>
          </table:table-cell>
          <table:table-cell table:number-columns-repeated="2" office:value-type="float" office:value="7.42" calcext:value-type="float">
            <text:p>7,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05" calcext:value-type="float">
            <text:p>8,05</text:p>
          </table:table-cell>
          <table:table-cell office:value-type="float" office:value="7.11" calcext:value-type="float">
            <text:p>7,11</text:p>
          </table:table-cell>
          <table:table-cell office:value-type="float" office:value="6.85" calcext:value-type="float">
            <text:p>6,85</text:p>
          </table:table-cell>
          <table:table-cell table:number-columns-repeated="2"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8" calcext:value-type="float">
            <text:p>6,78</text:p>
          </table:table-cell>
          <table:table-cell office:value-type="float" office:value="7.72" calcext:value-type="float">
            <text:p>7,72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8.28" calcext:value-type="float">
            <text:p>8,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14" calcext:value-type="float">
            <text:p>7,14</text:p>
          </table:table-cell>
          <table:table-cell office:value-type="float" office:value="7.22" calcext:value-type="float">
            <text:p>7,22</text:p>
          </table:table-cell>
          <table:table-cell office:value-type="float" office:value="7.38" calcext:value-type="float">
            <text:p>7,38</text:p>
          </table:table-cell>
          <table:table-cell office:value-type="float" office:value="6.61" calcext:value-type="float">
            <text:p>6,61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8" calcext:value-type="float">
            <text:p>6,58</text:p>
          </table:table-cell>
          <table:table-cell office:value-type="float" office:value="6.73" calcext:value-type="float">
            <text:p>6,73</text:p>
          </table:table-cell>
          <table:table-cell office:value-type="float" office:value="7.19" calcext:value-type="float">
            <text:p>7,19</text:p>
          </table:table-cell>
          <table:table-cell table:number-columns-repeated="2"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76" calcext:value-type="float">
            <text:p>7,76</text:p>
          </table:table-cell>
          <table:table-cell office:value-type="float" office:value="6.12" calcext:value-type="float">
            <text:p>6,12</text:p>
          </table:table-cell>
          <table:table-cell office:value-type="float" office:value="7.58" calcext:value-type="float">
            <text:p>7,58</text:p>
          </table:table-cell>
          <table:table-cell table:number-columns-repeated="2" office:value-type="float" office:value="8.17" calcext:value-type="float">
            <text:p>8,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96" calcext:value-type="float">
            <text:p>6,96</text:p>
          </table:table-cell>
          <table:table-cell office:value-type="float" office:value="7.94" calcext:value-type="float">
            <text:p>7,94</text:p>
          </table:table-cell>
          <table:table-cell office:value-type="float" office:value="7.42" calcext:value-type="float">
            <text:p>7,42</text:p>
          </table:table-cell>
          <table:table-cell table:number-columns-repeated="2" office:value-type="float" office:value="8.19" calcext:value-type="float">
            <text:p>8,1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03" calcext:value-type="float">
            <text:p>7,03</text:p>
          </table:table-cell>
          <table:table-cell office:value-type="float" office:value="7.4" calcext:value-type="float">
            <text:p>7,4</text:p>
          </table:table-cell>
          <table:table-cell office:value-type="float" office:value="8.76" calcext:value-type="float">
            <text:p>8,76</text:p>
          </table:table-cell>
          <table:table-cell office:value-type="float" office:value="8.29" calcext:value-type="float">
            <text:p>8,29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63" calcext:value-type="float">
            <text:p>7,63</text:p>
          </table:table-cell>
          <table:table-cell office:value-type="float" office:value="7.15" calcext:value-type="float">
            <text:p>7,15</text:p>
          </table:table-cell>
          <table:table-cell office:value-type="float" office:value="7.23" calcext:value-type="float">
            <text:p>7,23</text:p>
          </table:table-cell>
          <table:table-cell office:value-type="float" office:value="6.59" calcext:value-type="float">
            <text:p>6,59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9" calcext:value-type="float">
            <text:p>6,89</text:p>
          </table:table-cell>
          <table:table-cell office:value-type="float" office:value="7.72" calcext:value-type="float">
            <text:p>7,72</text:p>
          </table:table-cell>
          <table:table-cell office:value-type="float" office:value="8.18" calcext:value-type="float">
            <text:p>8,18</text:p>
          </table:table-cell>
          <table:table-cell office:value-type="float" office:value="8.02" calcext:value-type="float">
            <text:p>8,02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72" calcext:value-type="float">
            <text:p>7,72</text:p>
          </table:table-cell>
          <table:table-cell office:value-type="float" office:value="7.32" calcext:value-type="float">
            <text:p>7,32</text:p>
          </table:table-cell>
          <table:table-cell office:value-type="float" office:value="7.72" calcext:value-type="float">
            <text:p>7,72</text:p>
          </table:table-cell>
          <table:table-cell table:number-columns-repeated="2"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69" calcext:value-type="float">
            <text:p>7,69</text:p>
          </table:table-cell>
          <table:table-cell office:value-type="float" office:value="8.61" calcext:value-type="float">
            <text:p>8,61</text:p>
          </table:table-cell>
          <table:table-cell office:value-type="float" office:value="8.59" calcext:value-type="float">
            <text:p>8,59</text:p>
          </table:table-cell>
          <table:table-cell office:value-type="float" office:value="8.16" calcext:value-type="float">
            <text:p>8,16</text:p>
          </table:table-cell>
          <table:table-cell office:value-type="float" office:value="8.61" calcext:value-type="float">
            <text:p>8,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72" calcext:value-type="float">
            <text:p>7,72</text:p>
          </table:table-cell>
          <table:table-cell office:value-type="float" office:value="8.68" calcext:value-type="float">
            <text:p>8,68</text:p>
          </table:table-cell>
          <table:table-cell office:value-type="float" office:value="7.24" calcext:value-type="float">
            <text:p>7,24</text:p>
          </table:table-cell>
          <table:table-cell office:value-type="float" office:value="8.35" calcext:value-type="float">
            <text:p>8,35</text:p>
          </table:table-cell>
          <table:table-cell office:value-type="float" office:value="8.68" calcext:value-type="float">
            <text:p>8,6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6" calcext:value-type="float">
            <text:p>7,6</text:p>
          </table:table-cell>
          <table:table-cell office:value-type="float" office:value="7.87" calcext:value-type="float">
            <text:p>7,87</text:p>
          </table:table-cell>
          <table:table-cell office:value-type="float" office:value="8.74" calcext:value-type="float">
            <text:p>8,74</text:p>
          </table:table-cell>
          <table:table-cell office:value-type="float" office:value="7.6" calcext:value-type="float">
            <text:p>7,6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8.73" calcext:value-type="float">
            <text:p>8,73</text:p>
          </table:table-cell>
          <table:table-cell table:style-name="ce15" office:value-type="float" office:value="7.9" calcext:value-type="float">
            <text:p>7,9</text:p>
          </table:table-cell>
          <table:table-cell table:style-name="ce15" office:value-type="float" office:value="8.26" calcext:value-type="float">
            <text:p>8,26</text:p>
          </table:table-cell>
          <table:table-cell table:style-name="ce19" office:value-type="float" office:value="9.49" calcext:value-type="float">
            <text:p>9,49</text:p>
          </table:table-cell>
          <table:table-cell table:style-name="ce25" office:value-type="float" office:value="9.49" calcext:value-type="float">
            <text:p>9,49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8.73" calcext:value-type="float">
            <text:p>8,73</text:p>
          </table:table-cell>
          <table:table-cell table:style-name="ce16" office:value-type="float" office:value="8.68" calcext:value-type="float">
            <text:p>8,68</text:p>
          </table:table-cell>
          <table:table-cell table:style-name="ce16" office:value-type="float" office:value="8.76" calcext:value-type="float">
            <text:p>8,76</text:p>
          </table:table-cell>
          <table:table-cell table:style-name="ce20" office:value-type="float" office:value="9.49" calcext:value-type="float">
            <text:p>9,49</text:p>
          </table:table-cell>
          <table:table-cell table:style-name="ce26" office:value-type="float" office:value="9.49" calcext:value-type="float">
            <text:p>9,49</text:p>
          </table:table-cell>
        </table:table-row>
      </table:table>
      <table:named-expressions/>
      <table:data-pilot-tables>
        <table:data-pilot-table table:name="DataPilot1" table:application-data="" table:target-range-address="'Tabella pivot_main8T_1'.A1:'Tabella pivot_main8T_1'.F103" table:buttons="'Tabella pivot_main8T_1'.A2 'Tabella pivot_main8T_1'.B1" table:show-filter-button="false" table:drill-down-on-double-click="false">
          <table:source-cell-range table:cell-range-address="main8T.A1:main8T.C4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8" table:display="true" table:show-details="true"/>
                <table:data-pilot-member table:name="2_4" table:display="true" table:show-details="true"/>
                <table:data-pilot-member table:name="4_2" table:display="true" table:show-details="true"/>
                <table:data-pilot-member table:name="8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4" table:display="true" table:show-details="true"/>
                <table:data-pilot-member table:name="0,05" table:display="true" table:show-details="true"/>
                <table:data-pilot-member table:name="0,1" table:display="true" table:show-details="true"/>
                <table:data-pilot-member table:name="0,11" table:display="true" table:show-details="true"/>
                <table:data-pilot-member table:name="0,18" table:display="true" table:show-details="true"/>
                <table:data-pilot-member table:name="0,19" table:display="true" table:show-details="true"/>
                <table:data-pilot-member table:name="0,28" table:display="true" table:show-details="true"/>
                <table:data-pilot-member table:name="0,3" table:display="true" table:show-details="true"/>
                <table:data-pilot-member table:name="0,31" table:display="true" table:show-details="true"/>
                <table:data-pilot-member table:name="0,4" table:display="true" table:show-details="true"/>
                <table:data-pilot-member table:name="0,43" table:display="true" table:show-details="true"/>
                <table:data-pilot-member table:name="0,44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4" table:display="true" table:show-details="true"/>
                <table:data-pilot-member table:name="0,56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71" table:display="true" table:show-details="true"/>
                <table:data-pilot-member table:name="0,73" table:display="true" table:show-details="true"/>
                <table:data-pilot-member table:name="0,75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1" table:display="true" table:show-details="true"/>
                <table:data-pilot-member table:name="0,96" table:display="true" table:show-details="true"/>
                <table:data-pilot-member table:name="0,98" table:display="true" table:show-details="true"/>
                <table:data-pilot-member table:name="0,99" table:display="true" table:show-details="true"/>
                <table:data-pilot-member table:name="1,02" table:display="true" table:show-details="true"/>
                <table:data-pilot-member table:name="1,04" table:display="true" table:show-details="true"/>
                <table:data-pilot-member table:name="1,1" table:display="true" table:show-details="true"/>
                <table:data-pilot-member table:name="1,15" table:display="true" table:show-details="true"/>
                <table:data-pilot-member table:name="1,17" table:display="true" table:show-details="true"/>
                <table:data-pilot-member table:name="1,2" table:display="true" table:show-details="true"/>
                <table:data-pilot-member table:name="1,23" table:display="true" table:show-details="true"/>
                <table:data-pilot-member table:name="1,28" table:display="true" table:show-details="true"/>
                <table:data-pilot-member table:name="1,29" table:display="true" table:show-details="true"/>
                <table:data-pilot-member table:name="1,33" table:display="true" table:show-details="true"/>
                <table:data-pilot-member table:name="1,34" table:display="true" table:show-details="true"/>
                <table:data-pilot-member table:name="1,35" table:display="true" table:show-details="true"/>
                <table:data-pilot-member table:name="1,36" table:display="true" table:show-details="true"/>
                <table:data-pilot-member table:name="1,37" table:display="true" table:show-details="true"/>
                <table:data-pilot-member table:name="1,46" table:display="true" table:show-details="true"/>
                <table:data-pilot-member table:name="1,47" table:display="true" table:show-details="true"/>
                <table:data-pilot-member table:name="1,49" table:display="true" table:show-details="true"/>
                <table:data-pilot-member table:name="1,51" table:display="true" table:show-details="true"/>
                <table:data-pilot-member table:name="1,55" table:display="true" table:show-details="true"/>
                <table:data-pilot-member table:name="1,56" table:display="true" table:show-details="true"/>
                <table:data-pilot-member table:name="1,57" table:display="true" table:show-details="true"/>
                <table:data-pilot-member table:name="1,59" table:display="true" table:show-details="true"/>
                <table:data-pilot-member table:name="1,6" table:display="true" table:show-details="true"/>
                <table:data-pilot-member table:name="1,61" table:display="true" table:show-details="true"/>
                <table:data-pilot-member table:name="1,63" table:display="true" table:show-details="true"/>
                <table:data-pilot-member table:name="1,66" table:display="true" table:show-details="true"/>
                <table:data-pilot-member table:name="1,68" table:display="true" table:show-details="true"/>
                <table:data-pilot-member table:name="1,69" table:display="true" table:show-details="true"/>
                <table:data-pilot-member table:name="1,72" table:display="true" table:show-details="true"/>
                <table:data-pilot-member table:name="1,73" table:display="true" table:show-details="true"/>
                <table:data-pilot-member table:name="1,74" table:display="true" table:show-details="true"/>
                <table:data-pilot-member table:name="1,75" table:display="true" table:show-details="true"/>
                <table:data-pilot-member table:name="1,77" table:display="true" table:show-details="true"/>
                <table:data-pilot-member table:name="1,8" table:display="true" table:show-details="true"/>
                <table:data-pilot-member table:name="1,82" table:display="true" table:show-details="true"/>
                <table:data-pilot-member table:name="1,9" table:display="true" table:show-details="true"/>
                <table:data-pilot-member table:name="1,91" table:display="true" table:show-details="true"/>
                <table:data-pilot-member table:name="1,92" table:display="true" table:show-details="true"/>
                <table:data-pilot-member table:name="1,93" table:display="true" table:show-details="true"/>
                <table:data-pilot-member table:name="1,94" table:display="true" table:show-details="true"/>
                <table:data-pilot-member table:name="1,98" table:display="true" table:show-details="true"/>
                <table:data-pilot-member table:name="1,99" table:display="true" table:show-details="true"/>
                <table:data-pilot-member table:name="2" table:display="true" table:show-details="true"/>
                <table:data-pilot-member table:name="2,05" table:display="true" table:show-details="true"/>
                <table:data-pilot-member table:name="2,06" table:display="true" table:show-details="true"/>
                <table:data-pilot-member table:name="2,1" table:display="true" table:show-details="true"/>
                <table:data-pilot-member table:name="2,11" table:display="true" table:show-details="true"/>
                <table:data-pilot-member table:name="2,13" table:display="true" table:show-details="true"/>
                <table:data-pilot-member table:name="2,14" table:display="true" table:show-details="true"/>
                <table:data-pilot-member table:name="2,15" table:display="true" table:show-details="true"/>
                <table:data-pilot-member table:name="2,17" table:display="true" table:show-details="true"/>
                <table:data-pilot-member table:name="2,21" table:display="true" table:show-details="true"/>
                <table:data-pilot-member table:name="2,24" table:display="true" table:show-details="true"/>
                <table:data-pilot-member table:name="2,27" table:display="true" table:show-details="true"/>
                <table:data-pilot-member table:name="2,29" table:display="true" table:show-details="true"/>
                <table:data-pilot-member table:name="2,31" table:display="true" table:show-details="true"/>
                <table:data-pilot-member table:name="2,32" table:display="true" table:show-details="true"/>
                <table:data-pilot-member table:name="2,33" table:display="true" table:show-details="true"/>
                <table:data-pilot-member table:name="2,34" table:display="true" table:show-details="true"/>
                <table:data-pilot-member table:name="2,38" table:display="true" table:show-details="true"/>
                <table:data-pilot-member table:name="2,4" table:display="true" table:show-details="true"/>
                <table:data-pilot-member table:name="2,41" table:display="true" table:show-details="true"/>
                <table:data-pilot-member table:name="2,46" table:display="true" table:show-details="true"/>
                <table:data-pilot-member table:name="2,47" table:display="true" table:show-details="true"/>
                <table:data-pilot-member table:name="2,49" table:display="true" table:show-details="true"/>
                <table:data-pilot-member table:name="2,57" table:display="true" table:show-details="true"/>
                <table:data-pilot-member table:name="2,58" table:display="true" table:show-details="true"/>
                <table:data-pilot-member table:name="2,59" table:display="true" table:show-details="true"/>
                <table:data-pilot-member table:name="2,65" table:display="true" table:show-details="true"/>
                <table:data-pilot-member table:name="2,66" table:display="true" table:show-details="true"/>
                <table:data-pilot-member table:name="2,67" table:display="true" table:show-details="true"/>
                <table:data-pilot-member table:name="2,68" table:display="true" table:show-details="true"/>
                <table:data-pilot-member table:name="2,71" table:display="true" table:show-details="true"/>
                <table:data-pilot-member table:name="2,72" table:display="true" table:show-details="true"/>
                <table:data-pilot-member table:name="2,77" table:display="true" table:show-details="true"/>
                <table:data-pilot-member table:name="2,81" table:display="true" table:show-details="true"/>
                <table:data-pilot-member table:name="2,84" table:display="true" table:show-details="true"/>
                <table:data-pilot-member table:name="2,87" table:display="true" table:show-details="true"/>
                <table:data-pilot-member table:name="2,97" table:display="true" table:show-details="true"/>
                <table:data-pilot-member table:name="3,01" table:display="true" table:show-details="true"/>
                <table:data-pilot-member table:name="3,03" table:display="true" table:show-details="true"/>
                <table:data-pilot-member table:name="3,05" table:display="true" table:show-details="true"/>
                <table:data-pilot-member table:name="3,06" table:display="true" table:show-details="true"/>
                <table:data-pilot-member table:name="3,12" table:display="true" table:show-details="true"/>
                <table:data-pilot-member table:name="3,13" table:display="true" table:show-details="true"/>
                <table:data-pilot-member table:name="3,16" table:display="true" table:show-details="true"/>
                <table:data-pilot-member table:name="3,18" table:display="true" table:show-details="true"/>
                <table:data-pilot-member table:name="3,19" table:display="true" table:show-details="true"/>
                <table:data-pilot-member table:name="3,2" table:display="true" table:show-details="true"/>
                <table:data-pilot-member table:name="3,21" table:display="true" table:show-details="true"/>
                <table:data-pilot-member table:name="3,23" table:display="true" table:show-details="true"/>
                <table:data-pilot-member table:name="3,24" table:display="true" table:show-details="true"/>
                <table:data-pilot-member table:name="3,28" table:display="true" table:show-details="true"/>
                <table:data-pilot-member table:name="3,33" table:display="true" table:show-details="true"/>
                <table:data-pilot-member table:name="3,34" table:display="true" table:show-details="true"/>
                <table:data-pilot-member table:name="3,37" table:display="true" table:show-details="true"/>
                <table:data-pilot-member table:name="3,38" table:display="true" table:show-details="true"/>
                <table:data-pilot-member table:name="3,43" table:display="true" table:show-details="true"/>
                <table:data-pilot-member table:name="3,47" table:display="true" table:show-details="true"/>
                <table:data-pilot-member table:name="3,55" table:display="true" table:show-details="true"/>
                <table:data-pilot-member table:name="3,56" table:display="true" table:show-details="true"/>
                <table:data-pilot-member table:name="3,63" table:display="true" table:show-details="true"/>
                <table:data-pilot-member table:name="3,64" table:display="true" table:show-details="true"/>
                <table:data-pilot-member table:name="3,66" table:display="true" table:show-details="true"/>
                <table:data-pilot-member table:name="3,73" table:display="true" table:show-details="true"/>
                <table:data-pilot-member table:name="3,76" table:display="true" table:show-details="true"/>
                <table:data-pilot-member table:name="3,78" table:display="true" table:show-details="true"/>
                <table:data-pilot-member table:name="3,81" table:display="true" table:show-details="true"/>
                <table:data-pilot-member table:name="3,82" table:display="true" table:show-details="true"/>
                <table:data-pilot-member table:name="3,83" table:display="true" table:show-details="true"/>
                <table:data-pilot-member table:name="3,84" table:display="true" table:show-details="true"/>
                <table:data-pilot-member table:name="3,87" table:display="true" table:show-details="true"/>
                <table:data-pilot-member table:name="3,94" table:display="true" table:show-details="true"/>
                <table:data-pilot-member table:name="4,01" table:display="true" table:show-details="true"/>
                <table:data-pilot-member table:name="4,07" table:display="true" table:show-details="true"/>
                <table:data-pilot-member table:name="4,14" table:display="true" table:show-details="true"/>
                <table:data-pilot-member table:name="4,18" table:display="true" table:show-details="true"/>
                <table:data-pilot-member table:name="4,2" table:display="true" table:show-details="true"/>
                <table:data-pilot-member table:name="4,23" table:display="true" table:show-details="true"/>
                <table:data-pilot-member table:name="4,31" table:display="true" table:show-details="true"/>
                <table:data-pilot-member table:name="4,34" table:display="true" table:show-details="true"/>
                <table:data-pilot-member table:name="4,37" table:display="true" table:show-details="true"/>
                <table:data-pilot-member table:name="4,43" table:display="true" table:show-details="true"/>
                <table:data-pilot-member table:name="4,49" table:display="true" table:show-details="true"/>
                <table:data-pilot-member table:name="4,5" table:display="true" table:show-details="true"/>
                <table:data-pilot-member table:name="4,51" table:display="true" table:show-details="true"/>
                <table:data-pilot-member table:name="4,54" table:display="true" table:show-details="true"/>
                <table:data-pilot-member table:name="4,63" table:display="true" table:show-details="true"/>
                <table:data-pilot-member table:name="4,64" table:display="true" table:show-details="true"/>
                <table:data-pilot-member table:name="4,66" table:display="true" table:show-details="true"/>
                <table:data-pilot-member table:name="4,7" table:display="true" table:show-details="true"/>
                <table:data-pilot-member table:name="4,74" table:display="true" table:show-details="true"/>
                <table:data-pilot-member table:name="4,81" table:display="true" table:show-details="true"/>
                <table:data-pilot-member table:name="4,83" table:display="true" table:show-details="true"/>
                <table:data-pilot-member table:name="4,84" table:display="true" table:show-details="true"/>
                <table:data-pilot-member table:name="4,85" table:display="true" table:show-details="true"/>
                <table:data-pilot-member table:name="4,9" table:display="true" table:show-details="true"/>
                <table:data-pilot-member table:name="4,91" table:display="true" table:show-details="true"/>
                <table:data-pilot-member table:name="4,92" table:display="true" table:show-details="true"/>
                <table:data-pilot-member table:name="4,93" table:display="true" table:show-details="true"/>
                <table:data-pilot-member table:name="4,96" table:display="true" table:show-details="true"/>
                <table:data-pilot-member table:name="4,98" table:display="true" table:show-details="true"/>
                <table:data-pilot-member table:name="5,11" table:display="true" table:show-details="true"/>
                <table:data-pilot-member table:name="5,12" table:display="true" table:show-details="true"/>
                <table:data-pilot-member table:name="5,13" table:display="true" table:show-details="true"/>
                <table:data-pilot-member table:name="5,18" table:display="true" table:show-details="true"/>
                <table:data-pilot-member table:name="5,22" table:display="true" table:show-details="true"/>
                <table:data-pilot-member table:name="5,23" table:display="true" table:show-details="true"/>
                <table:data-pilot-member table:name="5,25" table:display="true" table:show-details="true"/>
                <table:data-pilot-member table:name="5,26" table:display="true" table:show-details="true"/>
                <table:data-pilot-member table:name="5,29" table:display="true" table:show-details="true"/>
                <table:data-pilot-member table:name="5,31" table:display="true" table:show-details="true"/>
                <table:data-pilot-member table:name="5,35" table:display="true" table:show-details="true"/>
                <table:data-pilot-member table:name="5,41" table:display="true" table:show-details="true"/>
                <table:data-pilot-member table:name="5,43" table:display="true" table:show-details="true"/>
                <table:data-pilot-member table:name="5,44" table:display="true" table:show-details="true"/>
                <table:data-pilot-member table:name="5,45" table:display="true" table:show-details="true"/>
                <table:data-pilot-member table:name="5,48" table:display="true" table:show-details="true"/>
                <table:data-pilot-member table:name="5,51" table:display="true" table:show-details="true"/>
                <table:data-pilot-member table:name="5,54" table:display="true" table:show-details="true"/>
                <table:data-pilot-member table:name="5,65" table:display="true" table:show-details="true"/>
                <table:data-pilot-member table:name="5,68" table:display="true" table:show-details="true"/>
                <table:data-pilot-member table:name="5,72" table:display="true" table:show-details="true"/>
                <table:data-pilot-member table:name="5,73" table:display="true" table:show-details="true"/>
                <table:data-pilot-member table:name="5,74" table:display="true" table:show-details="true"/>
                <table:data-pilot-member table:name="5,82" table:display="true" table:show-details="true"/>
                <table:data-pilot-member table:name="5,84" table:display="true" table:show-details="true"/>
                <table:data-pilot-member table:name="5,87" table:display="true" table:show-details="true"/>
                <table:data-pilot-member table:name="5,88" table:display="true" table:show-details="true"/>
                <table:data-pilot-member table:name="5,91" table:display="true" table:show-details="true"/>
                <table:data-pilot-member table:name="5,92" table:display="true" table:show-details="true"/>
                <table:data-pilot-member table:name="5,93" table:display="true" table:show-details="true"/>
                <table:data-pilot-member table:name="5,98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11" table:display="true" table:show-details="true"/>
                <table:data-pilot-member table:name="6,12" table:display="true" table:show-details="true"/>
                <table:data-pilot-member table:name="6,15" table:display="true" table:show-details="true"/>
                <table:data-pilot-member table:name="6,2" table:display="true" table:show-details="true"/>
                <table:data-pilot-member table:name="6,27" table:display="true" table:show-details="true"/>
                <table:data-pilot-member table:name="6,37" table:display="true" table:show-details="true"/>
                <table:data-pilot-member table:name="6,4" table:display="true" table:show-details="true"/>
                <table:data-pilot-member table:name="6,42" table:display="true" table:show-details="true"/>
                <table:data-pilot-member table:name="6,48" table:display="true" table:show-details="true"/>
                <table:data-pilot-member table:name="6,52" table:display="true" table:show-details="true"/>
                <table:data-pilot-member table:name="6,55" table:display="true" table:show-details="true"/>
                <table:data-pilot-member table:name="6,56" table:display="true" table:show-details="true"/>
                <table:data-pilot-member table:name="6,57" table:display="true" table:show-details="true"/>
                <table:data-pilot-member table:name="6,58" table:display="true" table:show-details="true"/>
                <table:data-pilot-member table:name="6,59" table:display="true" table:show-details="true"/>
                <table:data-pilot-member table:name="6,61" table:display="true" table:show-details="true"/>
                <table:data-pilot-member table:name="6,65" table:display="true" table:show-details="true"/>
                <table:data-pilot-member table:name="6,7" table:display="true" table:show-details="true"/>
                <table:data-pilot-member table:name="6,73" table:display="true" table:show-details="true"/>
                <table:data-pilot-member table:name="6,75" table:display="true" table:show-details="true"/>
                <table:data-pilot-member table:name="6,78" table:display="true" table:show-details="true"/>
                <table:data-pilot-member table:name="6,83" table:display="true" table:show-details="true"/>
                <table:data-pilot-member table:name="6,84" table:display="true" table:show-details="true"/>
                <table:data-pilot-member table:name="6,85" table:display="true" table:show-details="true"/>
                <table:data-pilot-member table:name="6,89" table:display="true" table:show-details="true"/>
                <table:data-pilot-member table:name="6,9" table:display="true" table:show-details="true"/>
                <table:data-pilot-member table:name="6,94" table:display="true" table:show-details="true"/>
                <table:data-pilot-member table:name="6,96" table:display="true" table:show-details="true"/>
                <table:data-pilot-member table:name="6,97" table:display="true" table:show-details="true"/>
                <table:data-pilot-member table:name="7,03" table:display="true" table:show-details="true"/>
                <table:data-pilot-member table:name="7,05" table:display="true" table:show-details="true"/>
                <table:data-pilot-member table:name="7,09" table:display="true" table:show-details="true"/>
                <table:data-pilot-member table:name="7,1" table:display="true" table:show-details="true"/>
                <table:data-pilot-member table:name="7,11" table:display="true" table:show-details="true"/>
                <table:data-pilot-member table:name="7,12" table:display="true" table:show-details="true"/>
                <table:data-pilot-member table:name="7,14" table:display="true" table:show-details="true"/>
                <table:data-pilot-member table:name="7,15" table:display="true" table:show-details="true"/>
                <table:data-pilot-member table:name="7,19" table:display="true" table:show-details="true"/>
                <table:data-pilot-member table:name="7,22" table:display="true" table:show-details="true"/>
                <table:data-pilot-member table:name="7,23" table:display="true" table:show-details="true"/>
                <table:data-pilot-member table:name="7,24" table:display="true" table:show-details="true"/>
                <table:data-pilot-member table:name="7,32" table:display="true" table:show-details="true"/>
                <table:data-pilot-member table:name="7,38" table:display="true" table:show-details="true"/>
                <table:data-pilot-member table:name="7,4" table:display="true" table:show-details="true"/>
                <table:data-pilot-member table:name="7,42" table:display="true" table:show-details="true"/>
                <table:data-pilot-member table:name="7,46" table:display="true" table:show-details="true"/>
                <table:data-pilot-member table:name="7,53" table:display="true" table:show-details="true"/>
                <table:data-pilot-member table:name="7,58" table:display="true" table:show-details="true"/>
                <table:data-pilot-member table:name="7,59" table:display="true" table:show-details="true"/>
                <table:data-pilot-member table:name="7,6" table:display="true" table:show-details="true"/>
                <table:data-pilot-member table:name="7,63" table:display="true" table:show-details="true"/>
                <table:data-pilot-member table:name="7,69" table:display="true" table:show-details="true"/>
                <table:data-pilot-member table:name="7,72" table:display="true" table:show-details="true"/>
                <table:data-pilot-member table:name="7,76" table:display="true" table:show-details="true"/>
                <table:data-pilot-member table:name="7,87" table:display="true" table:show-details="true"/>
                <table:data-pilot-member table:name="7,9" table:display="true" table:show-details="true"/>
                <table:data-pilot-member table:name="7,94" table:display="true" table:show-details="true"/>
                <table:data-pilot-member table:name="8,02" table:display="true" table:show-details="true"/>
                <table:data-pilot-member table:name="8,05" table:display="true" table:show-details="true"/>
                <table:data-pilot-member table:name="8,1" table:display="true" table:show-details="true"/>
                <table:data-pilot-member table:name="8,16" table:display="true" table:show-details="true"/>
                <table:data-pilot-member table:name="8,17" table:display="true" table:show-details="true"/>
                <table:data-pilot-member table:name="8,18" table:display="true" table:show-details="true"/>
                <table:data-pilot-member table:name="8,19" table:display="true" table:show-details="true"/>
                <table:data-pilot-member table:name="8,25" table:display="true" table:show-details="true"/>
                <table:data-pilot-member table:name="8,26" table:display="true" table:show-details="true"/>
                <table:data-pilot-member table:name="8,28" table:display="true" table:show-details="true"/>
                <table:data-pilot-member table:name="8,29" table:display="true" table:show-details="true"/>
                <table:data-pilot-member table:name="8,35" table:display="true" table:show-details="true"/>
                <table:data-pilot-member table:name="8,59" table:display="true" table:show-details="true"/>
                <table:data-pilot-member table:name="8,61" table:display="true" table:show-details="true"/>
                <table:data-pilot-member table:name="8,68" table:display="true" table:show-details="true"/>
                <table:data-pilot-member table:name="8,73" table:display="true" table:show-details="true"/>
                <table:data-pilot-member table:name="8,74" table:display="true" table:show-details="true"/>
                <table:data-pilot-member table:name="8,75" table:display="true" table:show-details="true"/>
                <table:data-pilot-member table:name="8,76" table:display="true" table:show-details="true"/>
                <table:data-pilot-member table:name="9,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9:46:03.686903362</dc:date>
    <meta:editing-duration>PT1M11S</meta:editing-duration>
    <meta:editing-cycles>1</meta:editing-cycles>
    <meta:document-statistic meta:table-count="2" meta:cell-count="1817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19cm" svg:height="12.113cm" xlink:href=".." xlink:type="simple" loext:data-pilot-source="DataPilot1" chart:class="chart:line" chart:style-name="ch1">
        <chart:title svg:x="8.534cm" svg:y="0.378cm" chart:style-name="ch2">
          <text:p>8 Threads</text:p>
        </chart:title>
        <chart:legend chart:legend-position="end" svg:x="15.886cm" svg:y="3.97cm" style:legend-expansion="high" chart:style-name="ch3"/>
        <chart:plot-area chart:style-name="ch4" table:cell-range-address="PivotChart" chart:data-source-has-labels="column" svg:x="1.395cm" svg:y="1.399cm" svg:width="14.107cm" svg:height="8.591cm">
          <chartooo:coordinate-region svg:x="2.016cm" svg:y="1.52cm" svg:width="13.486cm" svg:height="7.468cm"/>
          <chart:axis chart:dimension="x" chart:name="primary-x" chart:style-name="ch5" chartooo:axis-type="auto">
            <chartooo:date-scale/>
            <chart:title svg:x="8.272cm" svg:y="10.232cm" chart:style-name="ch6">
              <text:p>N</text:p>
            </chart:title>
            <chart:categories table:cell-range-address="PT@categories"/>
          </chart:axis>
          <chart:axis chart:dimension="y" chart:name="primary-y" chart:style-name="ch5">
            <chart:title svg:x="0.451cm" svg:y="6.267cm" chart:style-name="ch7">
              <text:p>GFlo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0"/>
          </chart:series>
          <chart:series chart:style-name="ch10" chart:values-cell-range-address="PT@data 1" chart:label-cell-address="PT@label 1" chart:class="chart:line">
            <chart:data-point chart:repeated="100"/>
          </chart:series>
          <chart:series chart:style-name="ch11" chart:values-cell-range-address="PT@data 2" chart:label-cell-address="PT@label 2" chart:class="chart:line">
            <chart:data-point chart:repeated="100"/>
          </chart:series>
          <chart:series chart:style-name="ch12" chart:values-cell-range-address="PT@data 3" chart:label-cell-address="PT@label 3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8</text:p>
                <draw:g>
                  <svg:desc>PT@label 0</svg:desc>
                </draw:g>
              </table:table-cell>
              <table:table-cell office:value-type="string">
                <text:p>2_4</text:p>
                <draw:g>
                  <svg:desc>PT@label 1</svg:desc>
                </draw:g>
              </table:table-cell>
              <table:table-cell office:value-type="string">
                <text:p>4_2</text:p>
                <draw:g>
                  <svg:desc>PT@label 2</svg:desc>
                </draw:g>
              </table:table-cell>
              <table:table-cell office:value-type="string">
                <text:p>8_1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  <table:table-cell office:value-type="float" office:value="0">
                <text:p>0</text:p>
                <draw:g>
                  <svg:desc>PT@data 2</svg:desc>
                </draw:g>
              </table:table-cell>
              <table:table-cell office:value-type="float" office:value="0">
                <text:p>0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">
                <text:p>0.56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">
                <text:p>0.99</text:p>
              </table:table-cell>
              <table:table-cell office:value-type="float" office:value="0.66">
                <text:p>0.66</text:p>
              </table:table-cell>
              <table:table-cell office:value-type="float" office:value="0.71">
                <text:p>0.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">
                <text:p>0.71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1.17">
                <text:p>1.1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">
                <text:p>0.78</text:p>
              </table:table-cell>
              <table:table-cell office:value-type="float" office:value="1.17">
                <text:p>1.17</text:p>
              </table:table-cell>
              <table:table-cell office:value-type="float" office:value="1.29">
                <text:p>1.2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">
                <text:p>1.46</text:p>
              </table:table-cell>
              <table:table-cell office:value-type="float" office:value="0.91">
                <text:p>0.91</text:p>
              </table:table-cell>
              <table:table-cell office:value-type="float" office:value="1.02">
                <text:p>1.0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4">
                <text:p>1.34</text:p>
              </table:table-cell>
              <table:table-cell office:value-type="float" office:value="2.14">
                <text:p>2.14</text:p>
              </table:table-cell>
              <table:table-cell office:value-type="float" office:value="1.15">
                <text:p>1.1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">
                <text:p>1.37</text:p>
              </table:table-cell>
              <table:table-cell office:value-type="float" office:value="1.49">
                <text:p>1.49</text:p>
              </table:table-cell>
              <table:table-cell office:value-type="float" office:value="1.47">
                <text:p>1.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">
                <text:p>1.37</text:p>
              </table:table-cell>
              <table:table-cell office:value-type="float" office:value="0.96">
                <text:p>0.96</text:p>
              </table:table-cell>
              <table:table-cell office:value-type="float" office:value="1.36">
                <text:p>1.3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6">
                <text:p>1.66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">
                <text:p>1.77</text:p>
              </table:table-cell>
              <table:table-cell office:value-type="float" office:value="0.98">
                <text:p>0.98</text:p>
              </table:table-cell>
              <table:table-cell office:value-type="float" office:value="1.04">
                <text:p>1.0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">
                <text:p>1.6</text:p>
              </table:table-cell>
              <table:table-cell office:value-type="float" office:value="2.38">
                <text:p>2.38</text:p>
              </table:table-cell>
              <table:table-cell office:value-type="float" office:value="1.59">
                <text:p>1.5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9">
                <text:p>1.69</text:p>
              </table:table-cell>
              <table:table-cell office:value-type="float" office:value="1.82">
                <text:p>1.82</text:p>
              </table:table-cell>
              <table:table-cell office:value-type="float" office:value="1.8">
                <text:p>1.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8">
                <text:p>1.68</text:p>
              </table:table-cell>
              <table:table-cell office:value-type="float" office:value="2.13">
                <text:p>2.13</text:p>
              </table:table-cell>
              <table:table-cell office:value-type="float" office:value="1.15">
                <text:p>1.1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">
                <text:p>1.28</text:p>
              </table:table-cell>
              <table:table-cell office:value-type="float" office:value="1.33">
                <text:p>1.33</text:p>
              </table:table-cell>
              <table:table-cell office:value-type="float" office:value="1.23">
                <text:p>1.2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3">
                <text:p>1.73</text:p>
              </table:table-cell>
              <table:table-cell office:value-type="float" office:value="1.59">
                <text:p>1.59</text:p>
              </table:table-cell>
              <table:table-cell office:value-type="float" office:value="2.41">
                <text:p>2.4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7">
                <text:p>1.57</text:p>
              </table:table-cell>
              <table:table-cell office:value-type="float" office:value="1.17">
                <text:p>1.17</text:p>
              </table:table-cell>
              <table:table-cell office:value-type="float" office:value="1.61">
                <text:p>1.6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3">
                <text:p>3.43</text:p>
              </table:table-cell>
              <table:table-cell office:value-type="float" office:value="1.73">
                <text:p>1.73</text:p>
              </table:table-cell>
              <table:table-cell office:value-type="float" office:value="1.8">
                <text:p>1.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1">
                <text:p>1.51</text:p>
              </table:table-cell>
              <table:table-cell office:value-type="float" office:value="1.93">
                <text:p>1.93</text:p>
              </table:table-cell>
              <table:table-cell office:value-type="float" office:value="1.8">
                <text:p>1.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9">
                <text:p>1.69</text:p>
              </table:table-cell>
              <table:table-cell office:value-type="float" office:value="1.74">
                <text:p>1.74</text:p>
              </table:table-cell>
              <table:table-cell office:value-type="float" office:value="1.92">
                <text:p>1.9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2.32">
                <text:p>2.32</text:p>
              </table:table-cell>
              <table:table-cell office:value-type="float" office:value="1.91">
                <text:p>1.91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  <table:table-cell office:value-type="float" office:value="1.99">
                <text:p>1.9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7">
                <text:p>2.47</text:p>
              </table:table-cell>
              <table:table-cell office:value-type="float" office:value="2.17">
                <text:p>2.17</text:p>
              </table:table-cell>
              <table:table-cell office:value-type="float" office:value="2.1">
                <text:p>2.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4">
                <text:p>1.94</text:p>
              </table:table-cell>
              <table:table-cell office:value-type="float" office:value="2.06">
                <text:p>2.06</text:p>
              </table:table-cell>
              <table:table-cell office:value-type="float" office:value="2.29">
                <text:p>2.2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1">
                <text:p>3.21</text:p>
              </table:table-cell>
              <table:table-cell office:value-type="float" office:value="2.21">
                <text:p>2.21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">
                <text:p>1.9</text:p>
              </table:table-cell>
              <table:table-cell office:value-type="float" office:value="2.34">
                <text:p>2.34</text:p>
              </table:table-cell>
              <table:table-cell office:value-type="float" office:value="2.27">
                <text:p>2.2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">
                <text:p>2.1</text:p>
              </table:table-cell>
              <table:table-cell office:value-type="float" office:value="1.75">
                <text:p>1.75</text:p>
              </table:table-cell>
              <table:table-cell office:value-type="float" office:value="2.05">
                <text:p>2.0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2">
                <text:p>1.92</text:p>
              </table:table-cell>
              <table:table-cell office:value-type="float" office:value="2.11">
                <text:p>2.11</text:p>
              </table:table-cell>
              <table:table-cell office:value-type="float" office:value="2.77">
                <text:p>2.7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3">
                <text:p>2.33</text:p>
              </table:table-cell>
              <table:table-cell office:value-type="float" office:value="2.87">
                <text:p>2.87</text:p>
              </table:table-cell>
              <table:table-cell office:value-type="float" office:value="3.21">
                <text:p>3.2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7">
                <text:p>2.57</text:p>
              </table:table-cell>
              <table:table-cell office:value-type="float" office:value="2.34">
                <text:p>2.34</text:p>
              </table:table-cell>
              <table:table-cell office:value-type="float" office:value="2.77">
                <text:p>2.7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4">
                <text:p>2.34</text:p>
              </table:table-cell>
              <table:table-cell office:value-type="float" office:value="3.28">
                <text:p>3.28</text:p>
              </table:table-cell>
              <table:table-cell office:value-type="float" office:value="4.07">
                <text:p>4.0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4">
                <text:p>3.34</text:p>
              </table:table-cell>
              <table:table-cell office:value-type="float" office:value="2.84">
                <text:p>2.84</text:p>
              </table:table-cell>
              <table:table-cell office:value-type="float" office:value="2.67">
                <text:p>2.6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9">
                <text:p>2.59</text:p>
              </table:table-cell>
              <table:table-cell office:value-type="float" office:value="2.65">
                <text:p>2.65</text:p>
              </table:table-cell>
              <table:table-cell office:value-type="float" office:value="3.73">
                <text:p>3.7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66">
                <text:p>2.66</text:p>
              </table:table-cell>
              <table:table-cell office:value-type="float" office:value="2.68">
                <text:p>2.68</text:p>
              </table:table-cell>
              <table:table-cell office:value-type="float" office:value="2.4">
                <text:p>2.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81">
                <text:p>2.81</text:p>
              </table:table-cell>
              <table:table-cell office:value-type="float" office:value="2.81">
                <text:p>2.81</text:p>
              </table:table-cell>
              <table:table-cell office:value-type="float" office:value="3.03">
                <text:p>3.0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71">
                <text:p>2.71</text:p>
              </table:table-cell>
              <table:table-cell office:value-type="float" office:value="3.01">
                <text:p>3.01</text:p>
              </table:table-cell>
              <table:table-cell office:value-type="float" office:value="3.33">
                <text:p>3.3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1">
                <text:p>4.81</text:p>
              </table:table-cell>
              <table:table-cell office:value-type="float" office:value="3.38">
                <text:p>3.38</text:p>
              </table:table-cell>
              <table:table-cell office:value-type="float" office:value="2.59">
                <text:p>2.5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6">
                <text:p>3.06</text:p>
              </table:table-cell>
              <table:table-cell office:value-type="float" office:value="3.83">
                <text:p>3.83</text:p>
              </table:table-cell>
              <table:table-cell office:value-type="float" office:value="2.97">
                <text:p>2.9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37">
                <text:p>3.37</text:p>
              </table:table-cell>
              <table:table-cell office:value-type="float" office:value="3.63">
                <text:p>3.63</text:p>
              </table:table-cell>
              <table:table-cell office:value-type="float" office:value="3.05">
                <text:p>3.0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8">
                <text:p>3.28</text:p>
              </table:table-cell>
              <table:table-cell office:value-type="float" office:value="3.19">
                <text:p>3.19</text:p>
              </table:table-cell>
              <table:table-cell office:value-type="float" office:value="3.16">
                <text:p>3.16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">
                <text:p>3.2</text:p>
              </table:table-cell>
              <table:table-cell office:value-type="float" office:value="3.23">
                <text:p>3.23</text:p>
              </table:table-cell>
              <table:table-cell office:value-type="float" office:value="3.83">
                <text:p>3.8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74">
                <text:p>4.74</text:p>
              </table:table-cell>
              <table:table-cell office:value-type="float" office:value="4.2">
                <text:p>4.2</text:p>
              </table:table-cell>
              <table:table-cell office:value-type="float" office:value="4.01">
                <text:p>4.0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2">
                <text:p>3.12</text:p>
              </table:table-cell>
              <table:table-cell office:value-type="float" office:value="4.5">
                <text:p>4.5</text:p>
              </table:table-cell>
              <table:table-cell office:value-type="float" office:value="3.56">
                <text:p>3.5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18">
                <text:p>3.18</text:p>
              </table:table-cell>
              <table:table-cell office:value-type="float" office:value="3.28">
                <text:p>3.28</text:p>
              </table:table-cell>
              <table:table-cell office:value-type="float" office:value="3.82">
                <text:p>3.8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4">
                <text:p>4.34</text:p>
              </table:table-cell>
              <table:table-cell office:value-type="float" office:value="3.64">
                <text:p>3.64</text:p>
              </table:table-cell>
              <table:table-cell office:value-type="float" office:value="3.34">
                <text:p>3.3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4">
                <text:p>4.14</text:p>
              </table:table-cell>
              <table:table-cell office:value-type="float" office:value="5.11">
                <text:p>5.11</text:p>
              </table:table-cell>
              <table:table-cell office:value-type="float" office:value="3.87">
                <text:p>3.8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78">
                <text:p>3.78</text:p>
              </table:table-cell>
              <table:table-cell office:value-type="float" office:value="4.7">
                <text:p>4.7</text:p>
              </table:table-cell>
              <table:table-cell office:value-type="float" office:value="5.43">
                <text:p>5.4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31">
                <text:p>4.31</text:p>
              </table:table-cell>
              <table:table-cell office:value-type="float" office:value="4.01">
                <text:p>4.01</text:p>
              </table:table-cell>
              <table:table-cell office:value-type="float" office:value="3.94">
                <text:p>3.9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7">
                <text:p>4.37</text:p>
              </table:table-cell>
              <table:table-cell office:value-type="float" office:value="4.9">
                <text:p>4.9</text:p>
              </table:table-cell>
              <table:table-cell office:value-type="float" office:value="4.96">
                <text:p>4.9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">
                <text:p>4.74</text:p>
              </table:table-cell>
              <table:table-cell office:value-type="float" office:value="3.73">
                <text:p>3.73</text:p>
              </table:table-cell>
              <table:table-cell office:value-type="float" office:value="5.74">
                <text:p>5.7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45">
                <text:p>5.45</text:p>
              </table:table-cell>
              <table:table-cell office:value-type="float" office:value="5.26">
                <text:p>5.26</text:p>
              </table:table-cell>
              <table:table-cell office:value-type="float" office:value="4.43">
                <text:p>4.43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37">
                <text:p>3.37</text:p>
              </table:table-cell>
              <table:table-cell office:value-type="float" office:value="5.22">
                <text:p>5.22</text:p>
              </table:table-cell>
              <table:table-cell office:value-type="float" office:value="4.64">
                <text:p>4.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54">
                <text:p>4.54</text:p>
              </table:table-cell>
              <table:table-cell office:value-type="float" office:value="4.63">
                <text:p>4.63</text:p>
              </table:table-cell>
              <table:table-cell office:value-type="float" office:value="4.18">
                <text:p>4.1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23">
                <text:p>5.23</text:p>
              </table:table-cell>
              <table:table-cell office:value-type="float" office:value="5.12">
                <text:p>5.12</text:p>
              </table:table-cell>
              <table:table-cell office:value-type="float" office:value="4.66">
                <text:p>4.66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93">
                <text:p>4.93</text:p>
              </table:table-cell>
              <table:table-cell office:value-type="float" office:value="4.9">
                <text:p>4.9</text:p>
              </table:table-cell>
              <table:table-cell office:value-type="float" office:value="6.11">
                <text:p>6.1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6">
                <text:p>5.26</text:p>
              </table:table-cell>
              <table:table-cell office:value-type="float" office:value="6.01">
                <text:p>6.01</text:p>
              </table:table-cell>
              <table:table-cell office:value-type="float" office:value="6.37">
                <text:p>6.3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35">
                <text:p>5.35</text:p>
              </table:table-cell>
              <table:table-cell office:value-type="float" office:value="5.82">
                <text:p>5.82</text:p>
              </table:table-cell>
              <table:table-cell office:value-type="float" office:value="6.2">
                <text:p>6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98">
                <text:p>4.98</text:p>
              </table:table-cell>
              <table:table-cell office:value-type="float" office:value="5.84">
                <text:p>5.84</text:p>
              </table:table-cell>
              <table:table-cell office:value-type="float" office:value="5.65">
                <text:p>5.6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1">
                <text:p>5.91</text:p>
              </table:table-cell>
              <table:table-cell office:value-type="float" office:value="5.18">
                <text:p>5.18</text:p>
              </table:table-cell>
              <table:table-cell office:value-type="float" office:value="5.26">
                <text:p>5.2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73">
                <text:p>5.73</text:p>
              </table:table-cell>
              <table:table-cell office:value-type="float" office:value="5.92">
                <text:p>5.92</text:p>
              </table:table-cell>
              <table:table-cell office:value-type="float" office:value="5.44">
                <text:p>5.44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72">
                <text:p>5.72</text:p>
              </table:table-cell>
              <table:table-cell office:value-type="float" office:value="4.91">
                <text:p>4.91</text:p>
              </table:table-cell>
              <table:table-cell office:value-type="float" office:value="5.35">
                <text:p>5.3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83">
                <text:p>4.83</text:p>
              </table:table-cell>
              <table:table-cell office:value-type="float" office:value="5.51">
                <text:p>5.51</text:p>
              </table:table-cell>
              <table:table-cell office:value-type="float" office:value="4.91">
                <text:p>4.91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25">
                <text:p>5.25</text:p>
              </table:table-cell>
              <table:table-cell office:value-type="float" office:value="5.91">
                <text:p>5.91</text:p>
              </table:table-cell>
              <table:table-cell office:value-type="float" office:value="6.15">
                <text:p>6.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55">
                <text:p>6.55</text:p>
              </table:table-cell>
              <table:table-cell office:value-type="float" office:value="5.54">
                <text:p>5.54</text:p>
              </table:table-cell>
              <table:table-cell office:value-type="float" office:value="6.52">
                <text:p>6.52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9">
                <text:p>5.99</text:p>
              </table:table-cell>
              <table:table-cell office:value-type="float" office:value="5.73">
                <text:p>5.73</text:p>
              </table:table-cell>
              <table:table-cell office:value-type="float" office:value="5.68">
                <text:p>5.6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88">
                <text:p>5.88</text:p>
              </table:table-cell>
              <table:table-cell office:value-type="float" office:value="5.13">
                <text:p>5.13</text:p>
              </table:table-cell>
              <table:table-cell office:value-type="float" office:value="5.87">
                <text:p>5.87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51">
                <text:p>5.51</text:p>
              </table:table-cell>
              <table:table-cell office:value-type="float" office:value="5.68">
                <text:p>5.68</text:p>
              </table:table-cell>
              <table:table-cell office:value-type="float" office:value="5.98">
                <text:p>5.9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5">
                <text:p>6.65</text:p>
              </table:table-cell>
              <table:table-cell office:value-type="float" office:value="6.12">
                <text:p>6.12</text:p>
              </table:table-cell>
              <table:table-cell office:value-type="float" office:value="7.1">
                <text:p>7.1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52">
                <text:p>6.52</text:p>
              </table:table-cell>
              <table:table-cell office:value-type="float" office:value="7.05">
                <text:p>7.05</text:p>
              </table:table-cell>
              <table:table-cell office:value-type="float" office:value="7.11">
                <text:p>7.1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93">
                <text:p>5.93</text:p>
              </table:table-cell>
              <table:table-cell office:value-type="float" office:value="6.27">
                <text:p>6.27</text:p>
              </table:table-cell>
              <table:table-cell office:value-type="float" office:value="6.75">
                <text:p>6.7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94">
                <text:p>6.94</text:p>
              </table:table-cell>
              <table:table-cell office:value-type="float" office:value="6.48">
                <text:p>6.48</text:p>
              </table:table-cell>
              <table:table-cell office:value-type="float" office:value="6.01">
                <text:p>6.01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56">
                <text:p>6.56</text:p>
              </table:table-cell>
              <table:table-cell office:value-type="float" office:value="7.09">
                <text:p>7.09</text:p>
              </table:table-cell>
              <table:table-cell office:value-type="float" office:value="6.83">
                <text:p>6.83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6">
                <text:p>6.56</text:p>
              </table:table-cell>
              <table:table-cell office:value-type="float" office:value="6.57">
                <text:p>6.57</text:p>
              </table:table-cell>
              <table:table-cell office:value-type="float" office:value="6.9">
                <text:p>6.9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63">
                <text:p>7.63</text:p>
              </table:table-cell>
              <table:table-cell office:value-type="float" office:value="7.12">
                <text:p>7.12</text:p>
              </table:table-cell>
              <table:table-cell office:value-type="float" office:value="7.72">
                <text:p>7.7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05">
                <text:p>7.05</text:p>
              </table:table-cell>
              <table:table-cell office:value-type="float" office:value="6.7">
                <text:p>6.7</text:p>
              </table:table-cell>
              <table:table-cell office:value-type="float" office:value="6.84">
                <text:p>6.84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5">
                <text:p>8.05</text:p>
              </table:table-cell>
              <table:table-cell office:value-type="float" office:value="7.11">
                <text:p>7.11</text:p>
              </table:table-cell>
              <table:table-cell office:value-type="float" office:value="6.85">
                <text:p>6.8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78">
                <text:p>6.78</text:p>
              </table:table-cell>
              <table:table-cell office:value-type="float" office:value="7.72">
                <text:p>7.72</text:p>
              </table:table-cell>
              <table:table-cell office:value-type="float" office:value="7.6">
                <text:p>7.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14">
                <text:p>7.14</text:p>
              </table:table-cell>
              <table:table-cell office:value-type="float" office:value="7.22">
                <text:p>7.22</text:p>
              </table:table-cell>
              <table:table-cell office:value-type="float" office:value="7.38">
                <text:p>7.38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58">
                <text:p>6.58</text:p>
              </table:table-cell>
              <table:table-cell office:value-type="float" office:value="6.73">
                <text:p>6.73</text:p>
              </table:table-cell>
              <table:table-cell office:value-type="float" office:value="7.19">
                <text:p>7.1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76">
                <text:p>7.76</text:p>
              </table:table-cell>
              <table:table-cell office:value-type="float" office:value="6.12">
                <text:p>6.12</text:p>
              </table:table-cell>
              <table:table-cell office:value-type="float" office:value="7.58">
                <text:p>7.58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96">
                <text:p>6.96</text:p>
              </table:table-cell>
              <table:table-cell office:value-type="float" office:value="7.94">
                <text:p>7.94</text:p>
              </table:table-cell>
              <table:table-cell office:value-type="float" office:value="7.42">
                <text:p>7.42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03">
                <text:p>7.03</text:p>
              </table:table-cell>
              <table:table-cell office:value-type="float" office:value="7.4">
                <text:p>7.4</text:p>
              </table:table-cell>
              <table:table-cell office:value-type="float" office:value="8.76">
                <text:p>8.76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63">
                <text:p>7.63</text:p>
              </table:table-cell>
              <table:table-cell office:value-type="float" office:value="7.15">
                <text:p>7.15</text:p>
              </table:table-cell>
              <table:table-cell office:value-type="float" office:value="7.23">
                <text:p>7.2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89">
                <text:p>6.89</text:p>
              </table:table-cell>
              <table:table-cell office:value-type="float" office:value="7.72">
                <text:p>7.72</text:p>
              </table:table-cell>
              <table:table-cell office:value-type="float" office:value="8.18">
                <text:p>8.1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72">
                <text:p>7.72</text:p>
              </table:table-cell>
              <table:table-cell office:value-type="float" office:value="7.32">
                <text:p>7.32</text:p>
              </table:table-cell>
              <table:table-cell office:value-type="float" office:value="7.72">
                <text:p>7.7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69">
                <text:p>7.69</text:p>
              </table:table-cell>
              <table:table-cell office:value-type="float" office:value="8.61">
                <text:p>8.61</text:p>
              </table:table-cell>
              <table:table-cell office:value-type="float" office:value="8.59">
                <text:p>8.5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72">
                <text:p>7.72</text:p>
              </table:table-cell>
              <table:table-cell office:value-type="float" office:value="8.68">
                <text:p>8.68</text:p>
              </table:table-cell>
              <table:table-cell office:value-type="float" office:value="7.24">
                <text:p>7.24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6">
                <text:p>7.6</text:p>
              </table:table-cell>
              <table:table-cell office:value-type="float" office:value="7.87">
                <text:p>7.87</text:p>
              </table:table-cell>
              <table:table-cell office:value-type="float" office:value="8.74">
                <text:p>8.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73">
                <text:p>8.73</text:p>
              </table:table-cell>
              <table:table-cell office:value-type="float" office:value="7.9">
                <text:p>7.9</text:p>
              </table:table-cell>
              <table:table-cell office:value-type="float" office:value="8.26">
                <text:p>8.26</text:p>
              </table:table-cell>
              <table:table-cell office:value-type="float" office:value="9.49">
                <text:p>9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